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140,150)" style:apply-style-name="Good" style:base-cell-address="Sheet1.B39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External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div</text:p>
          </table:table-cell>
          <table:table-cell office:value-type="float" office:value="2" calcext:value-type="float">
            <text:p>2</text:p>
          </table:table-cell>
          <table:table-cell table:formula="of:=[.B3]/[.B4]" office:value-type="float" office:value="12.5" calcext:value-type="float">
            <text:p>12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L3</text:p>
          </table:table-cell>
          <table:table-cell office:value-type="float" office:value="10" calcext:value-type="float">
            <text:p>10</text:p>
          </table:table-cell>
          <table:table-cell table:formula="of:=[.C4]*[.B5]" office:value-type="float" office:value="125" calcext:value-type="float">
            <text:p>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L2</text:p>
          </table:table-cell>
          <table:table-cell office:value-type="float" office:value="6" calcext:value-type="float">
            <text:p>6</text:p>
          </table:table-cell>
          <table:table-cell table:formula="of:=[.C4]*[.B6]"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div1S</text:p>
          </table:table-cell>
          <table:table-cell office:value-type="float" office:value="14" calcext:value-type="float">
            <text:p>14</text:p>
          </table:table-cell>
          <table:table-cell table:formula="of:=[.C6]/[.B7]" office:value-type="float" office:value="5.35714285714286" calcext:value-type="float">
            <text:p>5.357142857142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LMUL</text:p>
          </table:table-cell>
          <table:table-cell office:value-type="float" office:value="16" calcext:value-type="float">
            <text:p>16</text:p>
          </table:table-cell>
          <table:table-cell table:formula="of:=[.C7]*[.B8]" office:value-type="float" office:value="85.7142857142857" calcext:value-type="float">
            <text:p>85.7142857142857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BELOW IS TOOL FOR SEEING WHAT POSSIBLE EXTERNAL CLOCK RATES ARE USABL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LL3MU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DIV2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3]/[.B$15]*[.$A16]" office:value-type="float" office:value="100" calcext:value-type="float">
            <text:p>100</text:p>
          </table:table-cell>
          <table:table-cell table:formula="of:=[.$B$13]/[.C$15]*[.$A16]" office:value-type="float" office:value="62.5" calcext:value-type="float">
            <text:p>62.5</text:p>
          </table:table-cell>
          <table:table-cell table:formula="of:=[.$B$13]/[.D$15]*[.$A16]" office:value-type="float" office:value="50" calcext:value-type="float">
            <text:p>50</text:p>
          </table:table-cell>
          <table:table-cell table:formula="of:=[.$B$13]/[.E$15]*[.$A16]" office:value-type="float" office:value="41.6666666666667" calcext:value-type="float">
            <text:p>41.6666666666667</text:p>
          </table:table-cell>
          <table:table-cell table:formula="of:=[.$B$13]/[.F$15]*[.$A16]" office:value-type="float" office:value="35.7142857142857" calcext:value-type="float">
            <text:p>35.7142857142857</text:p>
          </table:table-cell>
          <table:table-cell table:formula="of:=[.$B$13]/[.G$15]*[.$A16]" office:value-type="float" office:value="31.25" calcext:value-type="float">
            <text:p>31.25</text:p>
          </table:table-cell>
          <table:table-cell table:formula="of:=[.$B$13]/[.H$15]*[.$A16]" office:value-type="float" office:value="27.7777777777778" calcext:value-type="float">
            <text:p>27.7777777777778</text:p>
          </table:table-cell>
          <table:table-cell table:style-name="ce2" table:formula="of:=[.$B$13]/[.I$15]*[.$A16]" office:value-type="float" office:value="25" calcext:value-type="float">
            <text:p>25</text:p>
          </table:table-cell>
          <table:table-cell table:style-name="ce2" table:formula="of:=[.$B$13]/[.J$15]*[.$A16]" office:value-type="float" office:value="22.7272727272727" calcext:value-type="float">
            <text:p>22.7272727272727</text:p>
          </table:table-cell>
          <table:table-cell table:style-name="ce2" table:formula="of:=[.$B$13]/[.K$15]*[.$A16]" office:value-type="float" office:value="20.8333333333333" calcext:value-type="float">
            <text:p>20.8333333333333</text:p>
          </table:table-cell>
          <table:table-cell table:style-name="ce2" table:formula="of:=[.$B$13]/[.L$15]*[.$A16]" office:value-type="float" office:value="20" calcext:value-type="float">
            <text:p>20</text:p>
          </table:table-cell>
          <table:table-cell table:style-name="ce2" table:formula="of:=[.$B$13]/[.M$15]*[.$A16]" office:value-type="float" office:value="19.2307692307692" calcext:value-type="float">
            <text:p>19.2307692307692</text:p>
          </table:table-cell>
          <table:table-cell table:style-name="ce2" table:formula="of:=[.$B$13]/[.N$15]*[.$A16]" office:value-type="float" office:value="17.8571428571429" calcext:value-type="float">
            <text:p>17.8571428571429</text:p>
          </table:table-cell>
          <table:table-cell table:style-name="ce2" table:formula="of:=[.$B$13]/[.O$15]*[.$A16]" office:value-type="float" office:value="16.6666666666667" calcext:value-type="float">
            <text:p>16.6666666666667</text:p>
          </table:table-cell>
          <table:table-cell table:style-name="ce2" table:formula="of:=[.$B$13]/[.P$15]*[.$A16]" office:value-type="float" office:value="15.625" calcext:value-type="float">
            <text:p>15.625</text:p>
          </table:table-cell>
          <table:table-cell table:style-name="ce2" table:formula="of:=[.$B$13]/[.Q$15]*[.$A16]"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3]/[.B$15]*[.$A17]" office:value-type="float" office:value="150" calcext:value-type="float">
            <text:p>150</text:p>
          </table:table-cell>
          <table:table-cell table:formula="of:=[.$B$13]/[.C$15]*[.$A17]" office:value-type="float" office:value="93.75" calcext:value-type="float">
            <text:p>93.75</text:p>
          </table:table-cell>
          <table:table-cell table:formula="of:=[.$B$13]/[.D$15]*[.$A17]" office:value-type="float" office:value="75" calcext:value-type="float">
            <text:p>75</text:p>
          </table:table-cell>
          <table:table-cell table:formula="of:=[.$B$13]/[.E$15]*[.$A17]" office:value-type="float" office:value="62.5" calcext:value-type="float">
            <text:p>62.5</text:p>
          </table:table-cell>
          <table:table-cell table:formula="of:=[.$B$13]/[.F$15]*[.$A17]" office:value-type="float" office:value="53.5714285714286" calcext:value-type="float">
            <text:p>53.5714285714286</text:p>
          </table:table-cell>
          <table:table-cell table:formula="of:=[.$B$13]/[.G$15]*[.$A17]" office:value-type="float" office:value="46.875" calcext:value-type="float">
            <text:p>46.875</text:p>
          </table:table-cell>
          <table:table-cell table:formula="of:=[.$B$13]/[.H$15]*[.$A17]" office:value-type="float" office:value="41.6666666666667" calcext:value-type="float">
            <text:p>41.6666666666667</text:p>
          </table:table-cell>
          <table:table-cell table:formula="of:=[.$B$13]/[.I$15]*[.$A17]" office:value-type="float" office:value="37.5" calcext:value-type="float">
            <text:p>37.5</text:p>
          </table:table-cell>
          <table:table-cell table:formula="of:=[.$B$13]/[.J$15]*[.$A17]" office:value-type="float" office:value="34.0909090909091" calcext:value-type="float">
            <text:p>34.0909090909091</text:p>
          </table:table-cell>
          <table:table-cell table:formula="of:=[.$B$13]/[.K$15]*[.$A17]" office:value-type="float" office:value="31.25" calcext:value-type="float">
            <text:p>31.25</text:p>
          </table:table-cell>
          <table:table-cell table:formula="of:=[.$B$13]/[.L$15]*[.$A17]" office:value-type="float" office:value="30" calcext:value-type="float">
            <text:p>30</text:p>
          </table:table-cell>
          <table:table-cell table:formula="of:=[.$B$13]/[.M$15]*[.$A17]" office:value-type="float" office:value="28.8461538461538" calcext:value-type="float">
            <text:p>28.8461538461538</text:p>
          </table:table-cell>
          <table:table-cell table:formula="of:=[.$B$13]/[.N$15]*[.$A17]" office:value-type="float" office:value="26.7857142857143" calcext:value-type="float">
            <text:p>26.7857142857143</text:p>
          </table:table-cell>
          <table:table-cell table:style-name="ce2" table:formula="of:=[.$B$13]/[.O$15]*[.$A17]" office:value-type="float" office:value="25" calcext:value-type="float">
            <text:p>25</text:p>
          </table:table-cell>
          <table:table-cell table:style-name="ce2" table:formula="of:=[.$B$13]/[.P$15]*[.$A17]" office:value-type="float" office:value="23.4375" calcext:value-type="float">
            <text:p>23.4375</text:p>
          </table:table-cell>
          <table:table-cell table:style-name="ce2" table:formula="of:=[.$B$13]/[.Q$15]*[.$A17]"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3]/[.B$15]*[.$A18]" office:value-type="float" office:value="200" calcext:value-type="float">
            <text:p>200</text:p>
          </table:table-cell>
          <table:table-cell table:formula="of:=[.$B$13]/[.C$15]*[.$A18]" office:value-type="float" office:value="125" calcext:value-type="float">
            <text:p>125</text:p>
          </table:table-cell>
          <table:table-cell table:formula="of:=[.$B$13]/[.D$15]*[.$A18]" office:value-type="float" office:value="100" calcext:value-type="float">
            <text:p>100</text:p>
          </table:table-cell>
          <table:table-cell table:formula="of:=[.$B$13]/[.E$15]*[.$A18]" office:value-type="float" office:value="83.3333333333333" calcext:value-type="float">
            <text:p>83.3333333333333</text:p>
          </table:table-cell>
          <table:table-cell table:formula="of:=[.$B$13]/[.F$15]*[.$A18]" office:value-type="float" office:value="71.4285714285714" calcext:value-type="float">
            <text:p>71.4285714285714</text:p>
          </table:table-cell>
          <table:table-cell table:formula="of:=[.$B$13]/[.G$15]*[.$A18]" office:value-type="float" office:value="62.5" calcext:value-type="float">
            <text:p>62.5</text:p>
          </table:table-cell>
          <table:table-cell table:formula="of:=[.$B$13]/[.H$15]*[.$A18]" office:value-type="float" office:value="55.5555555555556" calcext:value-type="float">
            <text:p>55.5555555555556</text:p>
          </table:table-cell>
          <table:table-cell table:formula="of:=[.$B$13]/[.I$15]*[.$A18]" office:value-type="float" office:value="50" calcext:value-type="float">
            <text:p>50</text:p>
          </table:table-cell>
          <table:table-cell table:formula="of:=[.$B$13]/[.J$15]*[.$A18]" office:value-type="float" office:value="45.4545454545455" calcext:value-type="float">
            <text:p>45.4545454545455</text:p>
          </table:table-cell>
          <table:table-cell table:formula="of:=[.$B$13]/[.K$15]*[.$A18]" office:value-type="float" office:value="41.6666666666667" calcext:value-type="float">
            <text:p>41.6666666666667</text:p>
          </table:table-cell>
          <table:table-cell table:formula="of:=[.$B$13]/[.L$15]*[.$A18]" office:value-type="float" office:value="40" calcext:value-type="float">
            <text:p>40</text:p>
          </table:table-cell>
          <table:table-cell table:formula="of:=[.$B$13]/[.M$15]*[.$A18]" office:value-type="float" office:value="38.4615384615385" calcext:value-type="float">
            <text:p>38.4615384615385</text:p>
          </table:table-cell>
          <table:table-cell table:formula="of:=[.$B$13]/[.N$15]*[.$A18]" office:value-type="float" office:value="35.7142857142857" calcext:value-type="float">
            <text:p>35.7142857142857</text:p>
          </table:table-cell>
          <table:table-cell table:formula="of:=[.$B$13]/[.O$15]*[.$A18]" office:value-type="float" office:value="33.3333333333333" calcext:value-type="float">
            <text:p>33.3333333333333</text:p>
          </table:table-cell>
          <table:table-cell table:formula="of:=[.$B$13]/[.P$15]*[.$A18]" office:value-type="float" office:value="31.25" calcext:value-type="float">
            <text:p>31.25</text:p>
          </table:table-cell>
          <table:table-cell table:style-name="ce2" table:formula="of:=[.$B$13]/[.Q$15]*[.$A18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3]/[.B$15]*[.$A19]" office:value-type="float" office:value="250" calcext:value-type="float">
            <text:p>250</text:p>
          </table:table-cell>
          <table:table-cell table:formula="of:=[.$B$13]/[.C$15]*[.$A19]" office:value-type="float" office:value="156.25" calcext:value-type="float">
            <text:p>156.25</text:p>
          </table:table-cell>
          <table:table-cell table:formula="of:=[.$B$13]/[.D$15]*[.$A19]" office:value-type="float" office:value="125" calcext:value-type="float">
            <text:p>125</text:p>
          </table:table-cell>
          <table:table-cell table:formula="of:=[.$B$13]/[.E$15]*[.$A19]" office:value-type="float" office:value="104.166666666667" calcext:value-type="float">
            <text:p>104.166666666667</text:p>
          </table:table-cell>
          <table:table-cell table:formula="of:=[.$B$13]/[.F$15]*[.$A19]" office:value-type="float" office:value="89.2857142857143" calcext:value-type="float">
            <text:p>89.2857142857143</text:p>
          </table:table-cell>
          <table:table-cell table:formula="of:=[.$B$13]/[.G$15]*[.$A19]" office:value-type="float" office:value="78.125" calcext:value-type="float">
            <text:p>78.125</text:p>
          </table:table-cell>
          <table:table-cell table:formula="of:=[.$B$13]/[.H$15]*[.$A19]" office:value-type="float" office:value="69.4444444444444" calcext:value-type="float">
            <text:p>69.4444444444444</text:p>
          </table:table-cell>
          <table:table-cell table:formula="of:=[.$B$13]/[.I$15]*[.$A19]" office:value-type="float" office:value="62.5" calcext:value-type="float">
            <text:p>62.5</text:p>
          </table:table-cell>
          <table:table-cell table:formula="of:=[.$B$13]/[.J$15]*[.$A19]" office:value-type="float" office:value="56.8181818181818" calcext:value-type="float">
            <text:p>56.8181818181818</text:p>
          </table:table-cell>
          <table:table-cell table:formula="of:=[.$B$13]/[.K$15]*[.$A19]" office:value-type="float" office:value="52.0833333333333" calcext:value-type="float">
            <text:p>52.0833333333333</text:p>
          </table:table-cell>
          <table:table-cell table:formula="of:=[.$B$13]/[.L$15]*[.$A19]" office:value-type="float" office:value="50" calcext:value-type="float">
            <text:p>50</text:p>
          </table:table-cell>
          <table:table-cell table:formula="of:=[.$B$13]/[.M$15]*[.$A19]" office:value-type="float" office:value="48.0769230769231" calcext:value-type="float">
            <text:p>48.0769230769231</text:p>
          </table:table-cell>
          <table:table-cell table:formula="of:=[.$B$13]/[.N$15]*[.$A19]" office:value-type="float" office:value="44.6428571428571" calcext:value-type="float">
            <text:p>44.6428571428571</text:p>
          </table:table-cell>
          <table:table-cell table:formula="of:=[.$B$13]/[.O$15]*[.$A19]" office:value-type="float" office:value="41.6666666666667" calcext:value-type="float">
            <text:p>41.6666666666667</text:p>
          </table:table-cell>
          <table:table-cell table:formula="of:=[.$B$13]/[.P$15]*[.$A19]" office:value-type="float" office:value="39.0625" calcext:value-type="float">
            <text:p>39.0625</text:p>
          </table:table-cell>
          <table:table-cell table:formula="of:=[.$B$13]/[.Q$15]*[.$A19]"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3]/[.B$15]*[.$A20]" office:value-type="float" office:value="300" calcext:value-type="float">
            <text:p>300</text:p>
          </table:table-cell>
          <table:table-cell table:formula="of:=[.$B$13]/[.C$15]*[.$A20]" office:value-type="float" office:value="187.5" calcext:value-type="float">
            <text:p>187.5</text:p>
          </table:table-cell>
          <table:table-cell table:formula="of:=[.$B$13]/[.D$15]*[.$A20]" office:value-type="float" office:value="150" calcext:value-type="float">
            <text:p>150</text:p>
          </table:table-cell>
          <table:table-cell table:formula="of:=[.$B$13]/[.E$15]*[.$A20]" office:value-type="float" office:value="125" calcext:value-type="float">
            <text:p>125</text:p>
          </table:table-cell>
          <table:table-cell table:formula="of:=[.$B$13]/[.F$15]*[.$A20]" office:value-type="float" office:value="107.142857142857" calcext:value-type="float">
            <text:p>107.142857142857</text:p>
          </table:table-cell>
          <table:table-cell table:formula="of:=[.$B$13]/[.G$15]*[.$A20]" office:value-type="float" office:value="93.75" calcext:value-type="float">
            <text:p>93.75</text:p>
          </table:table-cell>
          <table:table-cell table:formula="of:=[.$B$13]/[.H$15]*[.$A20]" office:value-type="float" office:value="83.3333333333333" calcext:value-type="float">
            <text:p>83.3333333333333</text:p>
          </table:table-cell>
          <table:table-cell table:formula="of:=[.$B$13]/[.I$15]*[.$A20]" office:value-type="float" office:value="75" calcext:value-type="float">
            <text:p>75</text:p>
          </table:table-cell>
          <table:table-cell table:formula="of:=[.$B$13]/[.J$15]*[.$A20]" office:value-type="float" office:value="68.1818181818182" calcext:value-type="float">
            <text:p>68.1818181818182</text:p>
          </table:table-cell>
          <table:table-cell table:formula="of:=[.$B$13]/[.K$15]*[.$A20]" office:value-type="float" office:value="62.5" calcext:value-type="float">
            <text:p>62.5</text:p>
          </table:table-cell>
          <table:table-cell table:formula="of:=[.$B$13]/[.L$15]*[.$A20]" office:value-type="float" office:value="60" calcext:value-type="float">
            <text:p>60</text:p>
          </table:table-cell>
          <table:table-cell table:formula="of:=[.$B$13]/[.M$15]*[.$A20]" office:value-type="float" office:value="57.6923076923077" calcext:value-type="float">
            <text:p>57.6923076923077</text:p>
          </table:table-cell>
          <table:table-cell table:formula="of:=[.$B$13]/[.N$15]*[.$A20]" office:value-type="float" office:value="53.5714285714286" calcext:value-type="float">
            <text:p>53.5714285714286</text:p>
          </table:table-cell>
          <table:table-cell table:formula="of:=[.$B$13]/[.O$15]*[.$A20]" office:value-type="float" office:value="50" calcext:value-type="float">
            <text:p>50</text:p>
          </table:table-cell>
          <table:table-cell table:formula="of:=[.$B$13]/[.P$15]*[.$A20]" office:value-type="float" office:value="46.875" calcext:value-type="float">
            <text:p>46.875</text:p>
          </table:table-cell>
          <table:table-cell table:formula="of:=[.$B$13]/[.Q$15]*[.$A20]"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3]/[.B$15]*[.$A21]" office:value-type="float" office:value="350" calcext:value-type="float">
            <text:p>350</text:p>
          </table:table-cell>
          <table:table-cell table:formula="of:=[.$B$13]/[.C$15]*[.$A21]" office:value-type="float" office:value="218.75" calcext:value-type="float">
            <text:p>218.75</text:p>
          </table:table-cell>
          <table:table-cell table:formula="of:=[.$B$13]/[.D$15]*[.$A21]" office:value-type="float" office:value="175" calcext:value-type="float">
            <text:p>175</text:p>
          </table:table-cell>
          <table:table-cell table:formula="of:=[.$B$13]/[.E$15]*[.$A21]" office:value-type="float" office:value="145.833333333333" calcext:value-type="float">
            <text:p>145.833333333333</text:p>
          </table:table-cell>
          <table:table-cell table:formula="of:=[.$B$13]/[.F$15]*[.$A21]" office:value-type="float" office:value="125" calcext:value-type="float">
            <text:p>125</text:p>
          </table:table-cell>
          <table:table-cell table:formula="of:=[.$B$13]/[.G$15]*[.$A21]" office:value-type="float" office:value="109.375" calcext:value-type="float">
            <text:p>109.375</text:p>
          </table:table-cell>
          <table:table-cell table:formula="of:=[.$B$13]/[.H$15]*[.$A21]" office:value-type="float" office:value="97.2222222222222" calcext:value-type="float">
            <text:p>97.2222222222222</text:p>
          </table:table-cell>
          <table:table-cell table:formula="of:=[.$B$13]/[.I$15]*[.$A21]" office:value-type="float" office:value="87.5" calcext:value-type="float">
            <text:p>87.5</text:p>
          </table:table-cell>
          <table:table-cell table:formula="of:=[.$B$13]/[.J$15]*[.$A21]" office:value-type="float" office:value="79.5454545454546" calcext:value-type="float">
            <text:p>79.5454545454546</text:p>
          </table:table-cell>
          <table:table-cell table:formula="of:=[.$B$13]/[.K$15]*[.$A21]" office:value-type="float" office:value="72.9166666666667" calcext:value-type="float">
            <text:p>72.9166666666667</text:p>
          </table:table-cell>
          <table:table-cell table:formula="of:=[.$B$13]/[.L$15]*[.$A21]" office:value-type="float" office:value="70" calcext:value-type="float">
            <text:p>70</text:p>
          </table:table-cell>
          <table:table-cell table:formula="of:=[.$B$13]/[.M$15]*[.$A21]" office:value-type="float" office:value="67.3076923076923" calcext:value-type="float">
            <text:p>67.3076923076923</text:p>
          </table:table-cell>
          <table:table-cell table:formula="of:=[.$B$13]/[.N$15]*[.$A21]" office:value-type="float" office:value="62.5" calcext:value-type="float">
            <text:p>62.5</text:p>
          </table:table-cell>
          <table:table-cell table:formula="of:=[.$B$13]/[.O$15]*[.$A21]" office:value-type="float" office:value="58.3333333333333" calcext:value-type="float">
            <text:p>58.3333333333333</text:p>
          </table:table-cell>
          <table:table-cell table:formula="of:=[.$B$13]/[.P$15]*[.$A21]" office:value-type="float" office:value="54.6875" calcext:value-type="float">
            <text:p>54.6875</text:p>
          </table:table-cell>
          <table:table-cell table:formula="of:=[.$B$13]/[.Q$15]*[.$A21]" office:value-type="float" office:value="43.75" calcext:value-type="float">
            <text:p>43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3]/[.B$15]*[.$A22]" office:value-type="float" office:value="400" calcext:value-type="float">
            <text:p>400</text:p>
          </table:table-cell>
          <table:table-cell table:formula="of:=[.$B$13]/[.C$15]*[.$A22]" office:value-type="float" office:value="250" calcext:value-type="float">
            <text:p>250</text:p>
          </table:table-cell>
          <table:table-cell table:formula="of:=[.$B$13]/[.D$15]*[.$A22]" office:value-type="float" office:value="200" calcext:value-type="float">
            <text:p>200</text:p>
          </table:table-cell>
          <table:table-cell table:formula="of:=[.$B$13]/[.E$15]*[.$A22]" office:value-type="float" office:value="166.666666666667" calcext:value-type="float">
            <text:p>166.666666666667</text:p>
          </table:table-cell>
          <table:table-cell table:formula="of:=[.$B$13]/[.F$15]*[.$A22]" office:value-type="float" office:value="142.857142857143" calcext:value-type="float">
            <text:p>142.857142857143</text:p>
          </table:table-cell>
          <table:table-cell table:formula="of:=[.$B$13]/[.G$15]*[.$A22]" office:value-type="float" office:value="125" calcext:value-type="float">
            <text:p>125</text:p>
          </table:table-cell>
          <table:table-cell table:formula="of:=[.$B$13]/[.H$15]*[.$A22]" office:value-type="float" office:value="111.111111111111" calcext:value-type="float">
            <text:p>111.111111111111</text:p>
          </table:table-cell>
          <table:table-cell table:formula="of:=[.$B$13]/[.I$15]*[.$A22]" office:value-type="float" office:value="100" calcext:value-type="float">
            <text:p>100</text:p>
          </table:table-cell>
          <table:table-cell table:formula="of:=[.$B$13]/[.J$15]*[.$A22]" office:value-type="float" office:value="90.9090909090909" calcext:value-type="float">
            <text:p>90.9090909090909</text:p>
          </table:table-cell>
          <table:table-cell table:formula="of:=[.$B$13]/[.K$15]*[.$A22]" office:value-type="float" office:value="83.3333333333333" calcext:value-type="float">
            <text:p>83.3333333333333</text:p>
          </table:table-cell>
          <table:table-cell table:formula="of:=[.$B$13]/[.L$15]*[.$A22]" office:value-type="float" office:value="80" calcext:value-type="float">
            <text:p>80</text:p>
          </table:table-cell>
          <table:table-cell table:formula="of:=[.$B$13]/[.M$15]*[.$A22]" office:value-type="float" office:value="76.9230769230769" calcext:value-type="float">
            <text:p>76.9230769230769</text:p>
          </table:table-cell>
          <table:table-cell table:formula="of:=[.$B$13]/[.N$15]*[.$A22]" office:value-type="float" office:value="71.4285714285714" calcext:value-type="float">
            <text:p>71.4285714285714</text:p>
          </table:table-cell>
          <table:table-cell table:formula="of:=[.$B$13]/[.O$15]*[.$A22]" office:value-type="float" office:value="66.6666666666667" calcext:value-type="float">
            <text:p>66.6666666666667</text:p>
          </table:table-cell>
          <table:table-cell table:formula="of:=[.$B$13]/[.P$15]*[.$A22]" office:value-type="float" office:value="62.5" calcext:value-type="float">
            <text:p>62.5</text:p>
          </table:table-cell>
          <table:table-cell table:formula="of:=[.$B$13]/[.Q$15]*[.$A22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3]/[.B$15]*[.$A23]" office:value-type="float" office:value="450" calcext:value-type="float">
            <text:p>450</text:p>
          </table:table-cell>
          <table:table-cell table:formula="of:=[.$B$13]/[.C$15]*[.$A23]" office:value-type="float" office:value="281.25" calcext:value-type="float">
            <text:p>281.25</text:p>
          </table:table-cell>
          <table:table-cell table:formula="of:=[.$B$13]/[.D$15]*[.$A23]" office:value-type="float" office:value="225" calcext:value-type="float">
            <text:p>225</text:p>
          </table:table-cell>
          <table:table-cell table:formula="of:=[.$B$13]/[.E$15]*[.$A23]" office:value-type="float" office:value="187.5" calcext:value-type="float">
            <text:p>187.5</text:p>
          </table:table-cell>
          <table:table-cell table:formula="of:=[.$B$13]/[.F$15]*[.$A23]" office:value-type="float" office:value="160.714285714286" calcext:value-type="float">
            <text:p>160.714285714286</text:p>
          </table:table-cell>
          <table:table-cell table:formula="of:=[.$B$13]/[.G$15]*[.$A23]" office:value-type="float" office:value="140.625" calcext:value-type="float">
            <text:p>140.625</text:p>
          </table:table-cell>
          <table:table-cell table:formula="of:=[.$B$13]/[.H$15]*[.$A23]" office:value-type="float" office:value="125" calcext:value-type="float">
            <text:p>125</text:p>
          </table:table-cell>
          <table:table-cell table:formula="of:=[.$B$13]/[.I$15]*[.$A23]" office:value-type="float" office:value="112.5" calcext:value-type="float">
            <text:p>112.5</text:p>
          </table:table-cell>
          <table:table-cell table:formula="of:=[.$B$13]/[.J$15]*[.$A23]" office:value-type="float" office:value="102.272727272727" calcext:value-type="float">
            <text:p>102.272727272727</text:p>
          </table:table-cell>
          <table:table-cell table:formula="of:=[.$B$13]/[.K$15]*[.$A23]" office:value-type="float" office:value="93.75" calcext:value-type="float">
            <text:p>93.75</text:p>
          </table:table-cell>
          <table:table-cell table:formula="of:=[.$B$13]/[.L$15]*[.$A23]" office:value-type="float" office:value="90" calcext:value-type="float">
            <text:p>90</text:p>
          </table:table-cell>
          <table:table-cell table:formula="of:=[.$B$13]/[.M$15]*[.$A23]" office:value-type="float" office:value="86.5384615384615" calcext:value-type="float">
            <text:p>86.5384615384615</text:p>
          </table:table-cell>
          <table:table-cell table:formula="of:=[.$B$13]/[.N$15]*[.$A23]" office:value-type="float" office:value="80.3571428571429" calcext:value-type="float">
            <text:p>80.3571428571429</text:p>
          </table:table-cell>
          <table:table-cell table:formula="of:=[.$B$13]/[.O$15]*[.$A23]" office:value-type="float" office:value="75" calcext:value-type="float">
            <text:p>75</text:p>
          </table:table-cell>
          <table:table-cell table:formula="of:=[.$B$13]/[.P$15]*[.$A23]" office:value-type="float" office:value="70.3125" calcext:value-type="float">
            <text:p>70.3125</text:p>
          </table:table-cell>
          <table:table-cell table:formula="of:=[.$B$13]/[.Q$15]*[.$A23]"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3]/[.B$15]*[.$A24]" office:value-type="float" office:value="500" calcext:value-type="float">
            <text:p>500</text:p>
          </table:table-cell>
          <table:table-cell table:formula="of:=[.$B$13]/[.C$15]*[.$A24]" office:value-type="float" office:value="312.5" calcext:value-type="float">
            <text:p>312.5</text:p>
          </table:table-cell>
          <table:table-cell table:formula="of:=[.$B$13]/[.D$15]*[.$A24]" office:value-type="float" office:value="250" calcext:value-type="float">
            <text:p>250</text:p>
          </table:table-cell>
          <table:table-cell table:formula="of:=[.$B$13]/[.E$15]*[.$A24]" office:value-type="float" office:value="208.333333333333" calcext:value-type="float">
            <text:p>208.333333333333</text:p>
          </table:table-cell>
          <table:table-cell table:formula="of:=[.$B$13]/[.F$15]*[.$A24]" office:value-type="float" office:value="178.571428571429" calcext:value-type="float">
            <text:p>178.571428571429</text:p>
          </table:table-cell>
          <table:table-cell table:formula="of:=[.$B$13]/[.G$15]*[.$A24]" office:value-type="float" office:value="156.25" calcext:value-type="float">
            <text:p>156.25</text:p>
          </table:table-cell>
          <table:table-cell table:formula="of:=[.$B$13]/[.H$15]*[.$A24]" office:value-type="float" office:value="138.888888888889" calcext:value-type="float">
            <text:p>138.888888888889</text:p>
          </table:table-cell>
          <table:table-cell table:formula="of:=[.$B$13]/[.I$15]*[.$A24]" office:value-type="float" office:value="125" calcext:value-type="float">
            <text:p>125</text:p>
          </table:table-cell>
          <table:table-cell table:formula="of:=[.$B$13]/[.J$15]*[.$A24]" office:value-type="float" office:value="113.636363636364" calcext:value-type="float">
            <text:p>113.636363636364</text:p>
          </table:table-cell>
          <table:table-cell table:formula="of:=[.$B$13]/[.K$15]*[.$A24]" office:value-type="float" office:value="104.166666666667" calcext:value-type="float">
            <text:p>104.166666666667</text:p>
          </table:table-cell>
          <table:table-cell table:formula="of:=[.$B$13]/[.L$15]*[.$A24]" office:value-type="float" office:value="100" calcext:value-type="float">
            <text:p>100</text:p>
          </table:table-cell>
          <table:table-cell table:formula="of:=[.$B$13]/[.M$15]*[.$A24]" office:value-type="float" office:value="96.1538461538462" calcext:value-type="float">
            <text:p>96.1538461538462</text:p>
          </table:table-cell>
          <table:table-cell table:formula="of:=[.$B$13]/[.N$15]*[.$A24]" office:value-type="float" office:value="89.2857142857143" calcext:value-type="float">
            <text:p>89.2857142857143</text:p>
          </table:table-cell>
          <table:table-cell table:formula="of:=[.$B$13]/[.O$15]*[.$A24]" office:value-type="float" office:value="83.3333333333333" calcext:value-type="float">
            <text:p>83.3333333333333</text:p>
          </table:table-cell>
          <table:table-cell table:formula="of:=[.$B$13]/[.P$15]*[.$A24]" office:value-type="float" office:value="78.125" calcext:value-type="float">
            <text:p>78.125</text:p>
          </table:table-cell>
          <table:table-cell table:formula="of:=[.$B$13]/[.Q$15]*[.$A24]"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3]/[.B$15]*[.$A25]" office:value-type="float" office:value="550" calcext:value-type="float">
            <text:p>550</text:p>
          </table:table-cell>
          <table:table-cell table:formula="of:=[.$B$13]/[.C$15]*[.$A25]" office:value-type="float" office:value="343.75" calcext:value-type="float">
            <text:p>343.75</text:p>
          </table:table-cell>
          <table:table-cell table:formula="of:=[.$B$13]/[.D$15]*[.$A25]" office:value-type="float" office:value="275" calcext:value-type="float">
            <text:p>275</text:p>
          </table:table-cell>
          <table:table-cell table:formula="of:=[.$B$13]/[.E$15]*[.$A25]" office:value-type="float" office:value="229.166666666667" calcext:value-type="float">
            <text:p>229.166666666667</text:p>
          </table:table-cell>
          <table:table-cell table:formula="of:=[.$B$13]/[.F$15]*[.$A25]" office:value-type="float" office:value="196.428571428571" calcext:value-type="float">
            <text:p>196.428571428571</text:p>
          </table:table-cell>
          <table:table-cell table:formula="of:=[.$B$13]/[.G$15]*[.$A25]" office:value-type="float" office:value="171.875" calcext:value-type="float">
            <text:p>171.875</text:p>
          </table:table-cell>
          <table:table-cell table:formula="of:=[.$B$13]/[.H$15]*[.$A25]" office:value-type="float" office:value="152.777777777778" calcext:value-type="float">
            <text:p>152.777777777778</text:p>
          </table:table-cell>
          <table:table-cell table:formula="of:=[.$B$13]/[.I$15]*[.$A25]" office:value-type="float" office:value="137.5" calcext:value-type="float">
            <text:p>137.5</text:p>
          </table:table-cell>
          <table:table-cell table:formula="of:=[.$B$13]/[.J$15]*[.$A25]" office:value-type="float" office:value="125" calcext:value-type="float">
            <text:p>125</text:p>
          </table:table-cell>
          <table:table-cell table:formula="of:=[.$B$13]/[.K$15]*[.$A25]" office:value-type="float" office:value="114.583333333333" calcext:value-type="float">
            <text:p>114.583333333333</text:p>
          </table:table-cell>
          <table:table-cell table:formula="of:=[.$B$13]/[.L$15]*[.$A25]" office:value-type="float" office:value="110" calcext:value-type="float">
            <text:p>110</text:p>
          </table:table-cell>
          <table:table-cell table:formula="of:=[.$B$13]/[.M$15]*[.$A25]" office:value-type="float" office:value="105.769230769231" calcext:value-type="float">
            <text:p>105.769230769231</text:p>
          </table:table-cell>
          <table:table-cell table:formula="of:=[.$B$13]/[.N$15]*[.$A25]" office:value-type="float" office:value="98.2142857142857" calcext:value-type="float">
            <text:p>98.2142857142857</text:p>
          </table:table-cell>
          <table:table-cell table:formula="of:=[.$B$13]/[.O$15]*[.$A25]" office:value-type="float" office:value="91.6666666666667" calcext:value-type="float">
            <text:p>91.6666666666667</text:p>
          </table:table-cell>
          <table:table-cell table:formula="of:=[.$B$13]/[.P$15]*[.$A25]" office:value-type="float" office:value="85.9375" calcext:value-type="float">
            <text:p>85.9375</text:p>
          </table:table-cell>
          <table:table-cell table:formula="of:=[.$B$13]/[.Q$15]*[.$A25]"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13]/[.B$15]*[.$A26]" office:value-type="float" office:value="600" calcext:value-type="float">
            <text:p>600</text:p>
          </table:table-cell>
          <table:table-cell table:formula="of:=[.$B$13]/[.C$15]*[.$A26]" office:value-type="float" office:value="375" calcext:value-type="float">
            <text:p>375</text:p>
          </table:table-cell>
          <table:table-cell table:formula="of:=[.$B$13]/[.D$15]*[.$A26]" office:value-type="float" office:value="300" calcext:value-type="float">
            <text:p>300</text:p>
          </table:table-cell>
          <table:table-cell table:formula="of:=[.$B$13]/[.E$15]*[.$A26]" office:value-type="float" office:value="250" calcext:value-type="float">
            <text:p>250</text:p>
          </table:table-cell>
          <table:table-cell table:formula="of:=[.$B$13]/[.F$15]*[.$A26]" office:value-type="float" office:value="214.285714285714" calcext:value-type="float">
            <text:p>214.285714285714</text:p>
          </table:table-cell>
          <table:table-cell table:formula="of:=[.$B$13]/[.G$15]*[.$A26]" office:value-type="float" office:value="187.5" calcext:value-type="float">
            <text:p>187.5</text:p>
          </table:table-cell>
          <table:table-cell table:formula="of:=[.$B$13]/[.H$15]*[.$A26]" office:value-type="float" office:value="166.666666666667" calcext:value-type="float">
            <text:p>166.666666666667</text:p>
          </table:table-cell>
          <table:table-cell table:formula="of:=[.$B$13]/[.I$15]*[.$A26]" office:value-type="float" office:value="150" calcext:value-type="float">
            <text:p>150</text:p>
          </table:table-cell>
          <table:table-cell table:formula="of:=[.$B$13]/[.J$15]*[.$A26]" office:value-type="float" office:value="136.363636363636" calcext:value-type="float">
            <text:p>136.363636363636</text:p>
          </table:table-cell>
          <table:table-cell table:formula="of:=[.$B$13]/[.K$15]*[.$A26]" office:value-type="float" office:value="125" calcext:value-type="float">
            <text:p>125</text:p>
          </table:table-cell>
          <table:table-cell table:formula="of:=[.$B$13]/[.L$15]*[.$A26]" office:value-type="float" office:value="120" calcext:value-type="float">
            <text:p>120</text:p>
          </table:table-cell>
          <table:table-cell table:formula="of:=[.$B$13]/[.M$15]*[.$A26]" office:value-type="float" office:value="115.384615384615" calcext:value-type="float">
            <text:p>115.384615384615</text:p>
          </table:table-cell>
          <table:table-cell table:formula="of:=[.$B$13]/[.N$15]*[.$A26]" office:value-type="float" office:value="107.142857142857" calcext:value-type="float">
            <text:p>107.142857142857</text:p>
          </table:table-cell>
          <table:table-cell table:formula="of:=[.$B$13]/[.O$15]*[.$A26]" office:value-type="float" office:value="100" calcext:value-type="float">
            <text:p>100</text:p>
          </table:table-cell>
          <table:table-cell table:formula="of:=[.$B$13]/[.P$15]*[.$A26]" office:value-type="float" office:value="93.75" calcext:value-type="float">
            <text:p>93.75</text:p>
          </table:table-cell>
          <table:table-cell table:formula="of:=[.$B$13]/[.Q$15]*[.$A26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3]/[.B$15]*[.$A27]" office:value-type="float" office:value="650" calcext:value-type="float">
            <text:p>650</text:p>
          </table:table-cell>
          <table:table-cell table:formula="of:=[.$B$13]/[.C$15]*[.$A27]" office:value-type="float" office:value="406.25" calcext:value-type="float">
            <text:p>406.25</text:p>
          </table:table-cell>
          <table:table-cell table:formula="of:=[.$B$13]/[.D$15]*[.$A27]" office:value-type="float" office:value="325" calcext:value-type="float">
            <text:p>325</text:p>
          </table:table-cell>
          <table:table-cell table:formula="of:=[.$B$13]/[.E$15]*[.$A27]" office:value-type="float" office:value="270.833333333333" calcext:value-type="float">
            <text:p>270.833333333333</text:p>
          </table:table-cell>
          <table:table-cell table:formula="of:=[.$B$13]/[.F$15]*[.$A27]" office:value-type="float" office:value="232.142857142857" calcext:value-type="float">
            <text:p>232.142857142857</text:p>
          </table:table-cell>
          <table:table-cell table:formula="of:=[.$B$13]/[.G$15]*[.$A27]" office:value-type="float" office:value="203.125" calcext:value-type="float">
            <text:p>203.125</text:p>
          </table:table-cell>
          <table:table-cell table:formula="of:=[.$B$13]/[.H$15]*[.$A27]" office:value-type="float" office:value="180.555555555556" calcext:value-type="float">
            <text:p>180.555555555556</text:p>
          </table:table-cell>
          <table:table-cell table:formula="of:=[.$B$13]/[.I$15]*[.$A27]" office:value-type="float" office:value="162.5" calcext:value-type="float">
            <text:p>162.5</text:p>
          </table:table-cell>
          <table:table-cell table:formula="of:=[.$B$13]/[.J$15]*[.$A27]" office:value-type="float" office:value="147.727272727273" calcext:value-type="float">
            <text:p>147.727272727273</text:p>
          </table:table-cell>
          <table:table-cell table:formula="of:=[.$B$13]/[.K$15]*[.$A27]" office:value-type="float" office:value="135.416666666667" calcext:value-type="float">
            <text:p>135.416666666667</text:p>
          </table:table-cell>
          <table:table-cell table:formula="of:=[.$B$13]/[.L$15]*[.$A27]" office:value-type="float" office:value="130" calcext:value-type="float">
            <text:p>130</text:p>
          </table:table-cell>
          <table:table-cell table:formula="of:=[.$B$13]/[.M$15]*[.$A27]" office:value-type="float" office:value="125" calcext:value-type="float">
            <text:p>125</text:p>
          </table:table-cell>
          <table:table-cell table:formula="of:=[.$B$13]/[.N$15]*[.$A27]" office:value-type="float" office:value="116.071428571429" calcext:value-type="float">
            <text:p>116.071428571429</text:p>
          </table:table-cell>
          <table:table-cell table:formula="of:=[.$B$13]/[.O$15]*[.$A27]" office:value-type="float" office:value="108.333333333333" calcext:value-type="float">
            <text:p>108.333333333333</text:p>
          </table:table-cell>
          <table:table-cell table:formula="of:=[.$B$13]/[.P$15]*[.$A27]" office:value-type="float" office:value="101.5625" calcext:value-type="float">
            <text:p>101.5625</text:p>
          </table:table-cell>
          <table:table-cell table:formula="of:=[.$B$13]/[.Q$15]*[.$A27]" office:value-type="float" office:value="81.25" calcext:value-type="float">
            <text:p>81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13]/[.B$15]*[.$A28]" office:value-type="float" office:value="700" calcext:value-type="float">
            <text:p>700</text:p>
          </table:table-cell>
          <table:table-cell table:formula="of:=[.$B$13]/[.C$15]*[.$A28]" office:value-type="float" office:value="437.5" calcext:value-type="float">
            <text:p>437.5</text:p>
          </table:table-cell>
          <table:table-cell table:formula="of:=[.$B$13]/[.D$15]*[.$A28]" office:value-type="float" office:value="350" calcext:value-type="float">
            <text:p>350</text:p>
          </table:table-cell>
          <table:table-cell table:formula="of:=[.$B$13]/[.E$15]*[.$A28]" office:value-type="float" office:value="291.666666666667" calcext:value-type="float">
            <text:p>291.666666666667</text:p>
          </table:table-cell>
          <table:table-cell table:formula="of:=[.$B$13]/[.F$15]*[.$A28]" office:value-type="float" office:value="250" calcext:value-type="float">
            <text:p>250</text:p>
          </table:table-cell>
          <table:table-cell table:formula="of:=[.$B$13]/[.G$15]*[.$A28]" office:value-type="float" office:value="218.75" calcext:value-type="float">
            <text:p>218.75</text:p>
          </table:table-cell>
          <table:table-cell table:formula="of:=[.$B$13]/[.H$15]*[.$A28]" office:value-type="float" office:value="194.444444444444" calcext:value-type="float">
            <text:p>194.444444444444</text:p>
          </table:table-cell>
          <table:table-cell table:formula="of:=[.$B$13]/[.I$15]*[.$A28]" office:value-type="float" office:value="175" calcext:value-type="float">
            <text:p>175</text:p>
          </table:table-cell>
          <table:table-cell table:formula="of:=[.$B$13]/[.J$15]*[.$A28]" office:value-type="float" office:value="159.090909090909" calcext:value-type="float">
            <text:p>159.090909090909</text:p>
          </table:table-cell>
          <table:table-cell table:formula="of:=[.$B$13]/[.K$15]*[.$A28]" office:value-type="float" office:value="145.833333333333" calcext:value-type="float">
            <text:p>145.833333333333</text:p>
          </table:table-cell>
          <table:table-cell table:formula="of:=[.$B$13]/[.L$15]*[.$A28]" office:value-type="float" office:value="140" calcext:value-type="float">
            <text:p>140</text:p>
          </table:table-cell>
          <table:table-cell table:formula="of:=[.$B$13]/[.M$15]*[.$A28]" office:value-type="float" office:value="134.615384615385" calcext:value-type="float">
            <text:p>134.615384615385</text:p>
          </table:table-cell>
          <table:table-cell table:formula="of:=[.$B$13]/[.N$15]*[.$A28]" office:value-type="float" office:value="125" calcext:value-type="float">
            <text:p>125</text:p>
          </table:table-cell>
          <table:table-cell table:formula="of:=[.$B$13]/[.O$15]*[.$A28]" office:value-type="float" office:value="116.666666666667" calcext:value-type="float">
            <text:p>116.666666666667</text:p>
          </table:table-cell>
          <table:table-cell table:formula="of:=[.$B$13]/[.P$15]*[.$A28]" office:value-type="float" office:value="109.375" calcext:value-type="float">
            <text:p>109.375</text:p>
          </table:table-cell>
          <table:table-cell table:formula="of:=[.$B$13]/[.Q$15]*[.$A28]"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3]/[.B$15]*[.$A29]" office:value-type="float" office:value="750" calcext:value-type="float">
            <text:p>750</text:p>
          </table:table-cell>
          <table:table-cell table:formula="of:=[.$B$13]/[.C$15]*[.$A29]" office:value-type="float" office:value="468.75" calcext:value-type="float">
            <text:p>468.75</text:p>
          </table:table-cell>
          <table:table-cell table:formula="of:=[.$B$13]/[.D$15]*[.$A29]" office:value-type="float" office:value="375" calcext:value-type="float">
            <text:p>375</text:p>
          </table:table-cell>
          <table:table-cell table:formula="of:=[.$B$13]/[.E$15]*[.$A29]" office:value-type="float" office:value="312.5" calcext:value-type="float">
            <text:p>312.5</text:p>
          </table:table-cell>
          <table:table-cell table:formula="of:=[.$B$13]/[.F$15]*[.$A29]" office:value-type="float" office:value="267.857142857143" calcext:value-type="float">
            <text:p>267.857142857143</text:p>
          </table:table-cell>
          <table:table-cell table:formula="of:=[.$B$13]/[.G$15]*[.$A29]" office:value-type="float" office:value="234.375" calcext:value-type="float">
            <text:p>234.375</text:p>
          </table:table-cell>
          <table:table-cell table:formula="of:=[.$B$13]/[.H$15]*[.$A29]" office:value-type="float" office:value="208.333333333333" calcext:value-type="float">
            <text:p>208.333333333333</text:p>
          </table:table-cell>
          <table:table-cell table:formula="of:=[.$B$13]/[.I$15]*[.$A29]" office:value-type="float" office:value="187.5" calcext:value-type="float">
            <text:p>187.5</text:p>
          </table:table-cell>
          <table:table-cell table:formula="of:=[.$B$13]/[.J$15]*[.$A29]" office:value-type="float" office:value="170.454545454545" calcext:value-type="float">
            <text:p>170.454545454545</text:p>
          </table:table-cell>
          <table:table-cell table:formula="of:=[.$B$13]/[.K$15]*[.$A29]" office:value-type="float" office:value="156.25" calcext:value-type="float">
            <text:p>156.25</text:p>
          </table:table-cell>
          <table:table-cell table:formula="of:=[.$B$13]/[.L$15]*[.$A29]" office:value-type="float" office:value="150" calcext:value-type="float">
            <text:p>150</text:p>
          </table:table-cell>
          <table:table-cell table:formula="of:=[.$B$13]/[.M$15]*[.$A29]" office:value-type="float" office:value="144.230769230769" calcext:value-type="float">
            <text:p>144.230769230769</text:p>
          </table:table-cell>
          <table:table-cell table:formula="of:=[.$B$13]/[.N$15]*[.$A29]" office:value-type="float" office:value="133.928571428571" calcext:value-type="float">
            <text:p>133.928571428571</text:p>
          </table:table-cell>
          <table:table-cell table:formula="of:=[.$B$13]/[.O$15]*[.$A29]" office:value-type="float" office:value="125" calcext:value-type="float">
            <text:p>125</text:p>
          </table:table-cell>
          <table:table-cell table:formula="of:=[.$B$13]/[.P$15]*[.$A29]" office:value-type="float" office:value="117.1875" calcext:value-type="float">
            <text:p>117.1875</text:p>
          </table:table-cell>
          <table:table-cell table:formula="of:=[.$B$13]/[.Q$15]*[.$A29]" office:value-type="float" office:value="93.75" calcext:value-type="float">
            <text:p>93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13]/[.B$15]*[.$A30]" office:value-type="float" office:value="800" calcext:value-type="float">
            <text:p>800</text:p>
          </table:table-cell>
          <table:table-cell table:formula="of:=[.$B$13]/[.C$15]*[.$A30]" office:value-type="float" office:value="500" calcext:value-type="float">
            <text:p>500</text:p>
          </table:table-cell>
          <table:table-cell table:formula="of:=[.$B$13]/[.D$15]*[.$A30]" office:value-type="float" office:value="400" calcext:value-type="float">
            <text:p>400</text:p>
          </table:table-cell>
          <table:table-cell table:formula="of:=[.$B$13]/[.E$15]*[.$A30]" office:value-type="float" office:value="333.333333333333" calcext:value-type="float">
            <text:p>333.333333333333</text:p>
          </table:table-cell>
          <table:table-cell table:formula="of:=[.$B$13]/[.F$15]*[.$A30]" office:value-type="float" office:value="285.714285714286" calcext:value-type="float">
            <text:p>285.714285714286</text:p>
          </table:table-cell>
          <table:table-cell table:formula="of:=[.$B$13]/[.G$15]*[.$A30]" office:value-type="float" office:value="250" calcext:value-type="float">
            <text:p>250</text:p>
          </table:table-cell>
          <table:table-cell table:formula="of:=[.$B$13]/[.H$15]*[.$A30]" office:value-type="float" office:value="222.222222222222" calcext:value-type="float">
            <text:p>222.222222222222</text:p>
          </table:table-cell>
          <table:table-cell table:formula="of:=[.$B$13]/[.I$15]*[.$A30]" office:value-type="float" office:value="200" calcext:value-type="float">
            <text:p>200</text:p>
          </table:table-cell>
          <table:table-cell table:formula="of:=[.$B$13]/[.J$15]*[.$A30]" office:value-type="float" office:value="181.818181818182" calcext:value-type="float">
            <text:p>181.818181818182</text:p>
          </table:table-cell>
          <table:table-cell table:formula="of:=[.$B$13]/[.K$15]*[.$A30]" office:value-type="float" office:value="166.666666666667" calcext:value-type="float">
            <text:p>166.666666666667</text:p>
          </table:table-cell>
          <table:table-cell table:formula="of:=[.$B$13]/[.L$15]*[.$A30]" office:value-type="float" office:value="160" calcext:value-type="float">
            <text:p>160</text:p>
          </table:table-cell>
          <table:table-cell table:formula="of:=[.$B$13]/[.M$15]*[.$A30]" office:value-type="float" office:value="153.846153846154" calcext:value-type="float">
            <text:p>153.846153846154</text:p>
          </table:table-cell>
          <table:table-cell table:formula="of:=[.$B$13]/[.N$15]*[.$A30]" office:value-type="float" office:value="142.857142857143" calcext:value-type="float">
            <text:p>142.857142857143</text:p>
          </table:table-cell>
          <table:table-cell table:formula="of:=[.$B$13]/[.O$15]*[.$A30]" office:value-type="float" office:value="133.333333333333" calcext:value-type="float">
            <text:p>133.333333333333</text:p>
          </table:table-cell>
          <table:table-cell table:formula="of:=[.$B$13]/[.P$15]*[.$A30]" office:value-type="float" office:value="125" calcext:value-type="float">
            <text:p>125</text:p>
          </table:table-cell>
          <table:table-cell table:formula="of:=[.$B$13]/[.Q$15]*[.$A30]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BELOW IS TOOL FOR CALCULATING MIDDLE VALU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div2</text:p>
          </table:table-cell>
          <table:table-cell office:value-type="float" office:value="2" calcext:value-type="float">
            <text:p>2</text:p>
          </table:table-cell>
          <table:table-cell table:formula="of:=[.B34]/[.B35]" office:value-type="float" office:value="12.5" calcext:value-type="float">
            <text:p>12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ll2mul</text:p>
          </table:table-cell>
          <table:table-cell office:value-type="float" office:value="8" calcext:value-type="float">
            <text:p>8</text:p>
          </table:table-cell>
          <table:table-cell table:formula="of:=[.C35]*[.B36]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PLLM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div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[.$C$36]*[.B$38]/[.$A39]" office:value-type="float" office:value="100" calcext:value-type="float">
            <text:p>100</text:p>
          </table:table-cell>
          <table:table-cell table:style-name="ce1" table:formula="of:=[.$C$36]*[.C$38]/[.$A39]" office:value-type="float" office:value="150" calcext:value-type="float">
            <text:p>150</text:p>
          </table:table-cell>
          <table:table-cell table:style-name="ce1" table:formula="of:=[.$C$36]*[.D$38]/[.$A39]" office:value-type="float" office:value="200" calcext:value-type="float">
            <text:p>200</text:p>
          </table:table-cell>
          <table:table-cell table:style-name="ce1" table:formula="of:=[.$C$36]*[.E$38]/[.$A39]" office:value-type="float" office:value="250" calcext:value-type="float">
            <text:p>250</text:p>
          </table:table-cell>
          <table:table-cell table:style-name="ce1" table:formula="of:=[.$C$36]*[.F$38]/[.$A39]" office:value-type="float" office:value="300" calcext:value-type="float">
            <text:p>300</text:p>
          </table:table-cell>
          <table:table-cell table:style-name="ce1" table:formula="of:=[.$C$36]*[.G$38]/[.$A39]" office:value-type="float" office:value="350" calcext:value-type="float">
            <text:p>350</text:p>
          </table:table-cell>
          <table:table-cell table:style-name="ce1" table:formula="of:=[.$C$36]*[.H$38]/[.$A39]" office:value-type="float" office:value="400" calcext:value-type="float">
            <text:p>400</text:p>
          </table:table-cell>
          <table:table-cell table:style-name="ce1" table:formula="of:=[.$C$36]*[.I$38]/[.$A39]" office:value-type="float" office:value="450" calcext:value-type="float">
            <text:p>450</text:p>
          </table:table-cell>
          <table:table-cell table:style-name="ce1" table:formula="of:=[.$C$36]*[.J$38]/[.$A39]" office:value-type="float" office:value="500" calcext:value-type="float">
            <text:p>500</text:p>
          </table:table-cell>
          <table:table-cell table:style-name="ce1" table:formula="of:=[.$C$36]*[.K$38]/[.$A39]" office:value-type="float" office:value="550" calcext:value-type="float">
            <text:p>550</text:p>
          </table:table-cell>
          <table:table-cell table:style-name="ce1" table:formula="of:=[.$C$36]*[.L$38]/[.$A39]" office:value-type="float" office:value="600" calcext:value-type="float">
            <text:p>600</text:p>
          </table:table-cell>
          <table:table-cell table:style-name="ce1" table:formula="of:=[.$C$36]*[.M$38]/[.$A39]" office:value-type="float" office:value="650" calcext:value-type="float">
            <text:p>650</text:p>
          </table:table-cell>
          <table:table-cell table:style-name="ce1" table:formula="of:=[.$C$36]*[.N$38]/[.$A39]" office:value-type="float" office:value="700" calcext:value-type="float">
            <text:p>700</text:p>
          </table:table-cell>
          <table:table-cell table:style-name="ce1" table:formula="of:=[.$C$36]*[.O$38]/[.$A39]" office:value-type="float" office:value="750" calcext:value-type="float">
            <text:p>750</text:p>
          </table:table-cell>
          <table:table-cell table:style-name="ce1" table:formula="of:=[.$C$36]*[.P$38]/[.$A39]" office:value-type="float" office:value="800" calcext:value-type="float">
            <text:p>800</text:p>
          </table:table-cell>
          <table:table-cell table:style-name="ce1" table:formula="of:=[.$C$36]*[.Q$38]/[.$A39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[.$C$36]*[.B$38]/[.$A40]" office:value-type="float" office:value="66.6666666666667" calcext:value-type="float">
            <text:p>66.6666666666667</text:p>
          </table:table-cell>
          <table:table-cell table:style-name="ce1" table:formula="of:=[.$C$36]*[.C$38]/[.$A40]" office:value-type="float" office:value="100" calcext:value-type="float">
            <text:p>100</text:p>
          </table:table-cell>
          <table:table-cell table:style-name="ce1" table:formula="of:=[.$C$36]*[.D$38]/[.$A40]" office:value-type="float" office:value="133.333333333333" calcext:value-type="float">
            <text:p>133.333333333333</text:p>
          </table:table-cell>
          <table:table-cell table:style-name="ce1" table:formula="of:=[.$C$36]*[.E$38]/[.$A40]" office:value-type="float" office:value="166.666666666667" calcext:value-type="float">
            <text:p>166.666666666667</text:p>
          </table:table-cell>
          <table:table-cell table:style-name="ce1" table:formula="of:=[.$C$36]*[.F$38]/[.$A40]" office:value-type="float" office:value="200" calcext:value-type="float">
            <text:p>200</text:p>
          </table:table-cell>
          <table:table-cell table:style-name="ce1" table:formula="of:=[.$C$36]*[.G$38]/[.$A40]" office:value-type="float" office:value="233.333333333333" calcext:value-type="float">
            <text:p>233.333333333333</text:p>
          </table:table-cell>
          <table:table-cell table:style-name="ce1" table:formula="of:=[.$C$36]*[.H$38]/[.$A40]" office:value-type="float" office:value="266.666666666667" calcext:value-type="float">
            <text:p>266.666666666667</text:p>
          </table:table-cell>
          <table:table-cell table:style-name="ce1" table:formula="of:=[.$C$36]*[.I$38]/[.$A40]" office:value-type="float" office:value="300" calcext:value-type="float">
            <text:p>300</text:p>
          </table:table-cell>
          <table:table-cell table:style-name="ce1" table:formula="of:=[.$C$36]*[.J$38]/[.$A40]" office:value-type="float" office:value="333.333333333333" calcext:value-type="float">
            <text:p>333.333333333333</text:p>
          </table:table-cell>
          <table:table-cell table:style-name="ce1" table:formula="of:=[.$C$36]*[.K$38]/[.$A40]" office:value-type="float" office:value="366.666666666667" calcext:value-type="float">
            <text:p>366.666666666667</text:p>
          </table:table-cell>
          <table:table-cell table:style-name="ce1" table:formula="of:=[.$C$36]*[.L$38]/[.$A40]" office:value-type="float" office:value="400" calcext:value-type="float">
            <text:p>400</text:p>
          </table:table-cell>
          <table:table-cell table:style-name="ce1" table:formula="of:=[.$C$36]*[.M$38]/[.$A40]" office:value-type="float" office:value="433.333333333333" calcext:value-type="float">
            <text:p>433.333333333333</text:p>
          </table:table-cell>
          <table:table-cell table:style-name="ce1" table:formula="of:=[.$C$36]*[.N$38]/[.$A40]" office:value-type="float" office:value="466.666666666667" calcext:value-type="float">
            <text:p>466.666666666667</text:p>
          </table:table-cell>
          <table:table-cell table:style-name="ce1" table:formula="of:=[.$C$36]*[.O$38]/[.$A40]" office:value-type="float" office:value="500" calcext:value-type="float">
            <text:p>500</text:p>
          </table:table-cell>
          <table:table-cell table:style-name="ce1" table:formula="of:=[.$C$36]*[.P$38]/[.$A40]" office:value-type="float" office:value="533.333333333333" calcext:value-type="float">
            <text:p>533.333333333333</text:p>
          </table:table-cell>
          <table:table-cell table:style-name="ce1" table:formula="of:=[.$C$36]*[.Q$38]/[.$A40]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[.$C$36]*[.B$38]/[.$A41]" office:value-type="float" office:value="50" calcext:value-type="float">
            <text:p>50</text:p>
          </table:table-cell>
          <table:table-cell table:style-name="ce1" table:formula="of:=[.$C$36]*[.C$38]/[.$A41]" office:value-type="float" office:value="75" calcext:value-type="float">
            <text:p>75</text:p>
          </table:table-cell>
          <table:table-cell table:style-name="ce1" table:formula="of:=[.$C$36]*[.D$38]/[.$A41]" office:value-type="float" office:value="100" calcext:value-type="float">
            <text:p>100</text:p>
          </table:table-cell>
          <table:table-cell table:style-name="ce1" table:formula="of:=[.$C$36]*[.E$38]/[.$A41]" office:value-type="float" office:value="125" calcext:value-type="float">
            <text:p>125</text:p>
          </table:table-cell>
          <table:table-cell table:style-name="ce1" table:formula="of:=[.$C$36]*[.F$38]/[.$A41]" office:value-type="float" office:value="150" calcext:value-type="float">
            <text:p>150</text:p>
          </table:table-cell>
          <table:table-cell table:style-name="ce1" table:formula="of:=[.$C$36]*[.G$38]/[.$A41]" office:value-type="float" office:value="175" calcext:value-type="float">
            <text:p>175</text:p>
          </table:table-cell>
          <table:table-cell table:style-name="ce1" table:formula="of:=[.$C$36]*[.H$38]/[.$A41]" office:value-type="float" office:value="200" calcext:value-type="float">
            <text:p>200</text:p>
          </table:table-cell>
          <table:table-cell table:style-name="ce1" table:formula="of:=[.$C$36]*[.I$38]/[.$A41]" office:value-type="float" office:value="225" calcext:value-type="float">
            <text:p>225</text:p>
          </table:table-cell>
          <table:table-cell table:style-name="ce1" table:formula="of:=[.$C$36]*[.J$38]/[.$A41]" office:value-type="float" office:value="250" calcext:value-type="float">
            <text:p>250</text:p>
          </table:table-cell>
          <table:table-cell table:style-name="ce1" table:formula="of:=[.$C$36]*[.K$38]/[.$A41]" office:value-type="float" office:value="275" calcext:value-type="float">
            <text:p>275</text:p>
          </table:table-cell>
          <table:table-cell table:style-name="ce1" table:formula="of:=[.$C$36]*[.L$38]/[.$A41]" office:value-type="float" office:value="300" calcext:value-type="float">
            <text:p>300</text:p>
          </table:table-cell>
          <table:table-cell table:style-name="ce1" table:formula="of:=[.$C$36]*[.M$38]/[.$A41]" office:value-type="float" office:value="325" calcext:value-type="float">
            <text:p>325</text:p>
          </table:table-cell>
          <table:table-cell table:style-name="ce1" table:formula="of:=[.$C$36]*[.N$38]/[.$A41]" office:value-type="float" office:value="350" calcext:value-type="float">
            <text:p>350</text:p>
          </table:table-cell>
          <table:table-cell table:style-name="ce1" table:formula="of:=[.$C$36]*[.O$38]/[.$A41]" office:value-type="float" office:value="375" calcext:value-type="float">
            <text:p>375</text:p>
          </table:table-cell>
          <table:table-cell table:style-name="ce1" table:formula="of:=[.$C$36]*[.P$38]/[.$A41]" office:value-type="float" office:value="400" calcext:value-type="float">
            <text:p>400</text:p>
          </table:table-cell>
          <table:table-cell table:style-name="ce1" table:formula="of:=[.$C$36]*[.Q$38]/[.$A41]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[.$C$36]*[.B$38]/[.$A42]" office:value-type="float" office:value="40" calcext:value-type="float">
            <text:p>40</text:p>
          </table:table-cell>
          <table:table-cell table:style-name="ce1" table:formula="of:=[.$C$36]*[.C$38]/[.$A42]" office:value-type="float" office:value="60" calcext:value-type="float">
            <text:p>60</text:p>
          </table:table-cell>
          <table:table-cell table:style-name="ce1" table:formula="of:=[.$C$36]*[.D$38]/[.$A42]" office:value-type="float" office:value="80" calcext:value-type="float">
            <text:p>80</text:p>
          </table:table-cell>
          <table:table-cell table:style-name="ce1" table:formula="of:=[.$C$36]*[.E$38]/[.$A42]" office:value-type="float" office:value="100" calcext:value-type="float">
            <text:p>100</text:p>
          </table:table-cell>
          <table:table-cell table:style-name="ce1" table:formula="of:=[.$C$36]*[.F$38]/[.$A42]" office:value-type="float" office:value="120" calcext:value-type="float">
            <text:p>120</text:p>
          </table:table-cell>
          <table:table-cell table:style-name="ce1" table:formula="of:=[.$C$36]*[.G$38]/[.$A42]" office:value-type="float" office:value="140" calcext:value-type="float">
            <text:p>140</text:p>
          </table:table-cell>
          <table:table-cell table:style-name="ce1" table:formula="of:=[.$C$36]*[.H$38]/[.$A42]" office:value-type="float" office:value="160" calcext:value-type="float">
            <text:p>160</text:p>
          </table:table-cell>
          <table:table-cell table:style-name="ce1" table:formula="of:=[.$C$36]*[.I$38]/[.$A42]" office:value-type="float" office:value="180" calcext:value-type="float">
            <text:p>180</text:p>
          </table:table-cell>
          <table:table-cell table:style-name="ce1" table:formula="of:=[.$C$36]*[.J$38]/[.$A42]" office:value-type="float" office:value="200" calcext:value-type="float">
            <text:p>200</text:p>
          </table:table-cell>
          <table:table-cell table:style-name="ce1" table:formula="of:=[.$C$36]*[.K$38]/[.$A42]" office:value-type="float" office:value="220" calcext:value-type="float">
            <text:p>220</text:p>
          </table:table-cell>
          <table:table-cell table:style-name="ce1" table:formula="of:=[.$C$36]*[.L$38]/[.$A42]" office:value-type="float" office:value="240" calcext:value-type="float">
            <text:p>240</text:p>
          </table:table-cell>
          <table:table-cell table:style-name="ce1" table:formula="of:=[.$C$36]*[.M$38]/[.$A42]" office:value-type="float" office:value="260" calcext:value-type="float">
            <text:p>260</text:p>
          </table:table-cell>
          <table:table-cell table:style-name="ce1" table:formula="of:=[.$C$36]*[.N$38]/[.$A42]" office:value-type="float" office:value="280" calcext:value-type="float">
            <text:p>280</text:p>
          </table:table-cell>
          <table:table-cell table:style-name="ce1" table:formula="of:=[.$C$36]*[.O$38]/[.$A42]" office:value-type="float" office:value="300" calcext:value-type="float">
            <text:p>300</text:p>
          </table:table-cell>
          <table:table-cell table:style-name="ce1" table:formula="of:=[.$C$36]*[.P$38]/[.$A42]" office:value-type="float" office:value="320" calcext:value-type="float">
            <text:p>320</text:p>
          </table:table-cell>
          <table:table-cell table:style-name="ce1" table:formula="of:=[.$C$36]*[.Q$38]/[.$A42]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[.$C$36]*[.B$38]/[.$A43]" office:value-type="float" office:value="33.3333333333333" calcext:value-type="float">
            <text:p>33.3333333333333</text:p>
          </table:table-cell>
          <table:table-cell table:style-name="ce1" table:formula="of:=[.$C$36]*[.C$38]/[.$A43]" office:value-type="float" office:value="50" calcext:value-type="float">
            <text:p>50</text:p>
          </table:table-cell>
          <table:table-cell table:style-name="ce1" table:formula="of:=[.$C$36]*[.D$38]/[.$A43]" office:value-type="float" office:value="66.6666666666667" calcext:value-type="float">
            <text:p>66.6666666666667</text:p>
          </table:table-cell>
          <table:table-cell table:style-name="ce1" table:formula="of:=[.$C$36]*[.E$38]/[.$A43]" office:value-type="float" office:value="83.3333333333333" calcext:value-type="float">
            <text:p>83.3333333333333</text:p>
          </table:table-cell>
          <table:table-cell table:style-name="ce1" table:formula="of:=[.$C$36]*[.F$38]/[.$A43]" office:value-type="float" office:value="100" calcext:value-type="float">
            <text:p>100</text:p>
          </table:table-cell>
          <table:table-cell table:style-name="ce1" table:formula="of:=[.$C$36]*[.G$38]/[.$A43]" office:value-type="float" office:value="116.666666666667" calcext:value-type="float">
            <text:p>116.666666666667</text:p>
          </table:table-cell>
          <table:table-cell table:style-name="ce1" table:formula="of:=[.$C$36]*[.H$38]/[.$A43]" office:value-type="float" office:value="133.333333333333" calcext:value-type="float">
            <text:p>133.333333333333</text:p>
          </table:table-cell>
          <table:table-cell table:style-name="ce1" table:formula="of:=[.$C$36]*[.I$38]/[.$A43]" office:value-type="float" office:value="150" calcext:value-type="float">
            <text:p>150</text:p>
          </table:table-cell>
          <table:table-cell table:style-name="ce1" table:formula="of:=[.$C$36]*[.J$38]/[.$A43]" office:value-type="float" office:value="166.666666666667" calcext:value-type="float">
            <text:p>166.666666666667</text:p>
          </table:table-cell>
          <table:table-cell table:style-name="ce1" table:formula="of:=[.$C$36]*[.K$38]/[.$A43]" office:value-type="float" office:value="183.333333333333" calcext:value-type="float">
            <text:p>183.333333333333</text:p>
          </table:table-cell>
          <table:table-cell table:style-name="ce1" table:formula="of:=[.$C$36]*[.L$38]/[.$A43]" office:value-type="float" office:value="200" calcext:value-type="float">
            <text:p>200</text:p>
          </table:table-cell>
          <table:table-cell table:style-name="ce1" table:formula="of:=[.$C$36]*[.M$38]/[.$A43]" office:value-type="float" office:value="216.666666666667" calcext:value-type="float">
            <text:p>216.666666666667</text:p>
          </table:table-cell>
          <table:table-cell table:style-name="ce1" table:formula="of:=[.$C$36]*[.N$38]/[.$A43]" office:value-type="float" office:value="233.333333333333" calcext:value-type="float">
            <text:p>233.333333333333</text:p>
          </table:table-cell>
          <table:table-cell table:style-name="ce1" table:formula="of:=[.$C$36]*[.O$38]/[.$A43]" office:value-type="float" office:value="250" calcext:value-type="float">
            <text:p>250</text:p>
          </table:table-cell>
          <table:table-cell table:style-name="ce1" table:formula="of:=[.$C$36]*[.P$38]/[.$A43]" office:value-type="float" office:value="266.666666666667" calcext:value-type="float">
            <text:p>266.666666666667</text:p>
          </table:table-cell>
          <table:table-cell table:style-name="ce1" table:formula="of:=[.$C$36]*[.Q$38]/[.$A43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formula="of:=[.$C$36]*[.B$38]/[.$A44]" office:value-type="float" office:value="28.5714285714286" calcext:value-type="float">
            <text:p>28.5714285714286</text:p>
          </table:table-cell>
          <table:table-cell table:style-name="ce1" table:formula="of:=[.$C$36]*[.C$38]/[.$A44]" office:value-type="float" office:value="42.8571428571429" calcext:value-type="float">
            <text:p>42.8571428571429</text:p>
          </table:table-cell>
          <table:table-cell table:style-name="ce1" table:formula="of:=[.$C$36]*[.D$38]/[.$A44]" office:value-type="float" office:value="57.1428571428571" calcext:value-type="float">
            <text:p>57.1428571428571</text:p>
          </table:table-cell>
          <table:table-cell table:style-name="ce1" table:formula="of:=[.$C$36]*[.E$38]/[.$A44]" office:value-type="float" office:value="71.4285714285714" calcext:value-type="float">
            <text:p>71.4285714285714</text:p>
          </table:table-cell>
          <table:table-cell table:style-name="ce1" table:formula="of:=[.$C$36]*[.F$38]/[.$A44]" office:value-type="float" office:value="85.7142857142857" calcext:value-type="float">
            <text:p>85.7142857142857</text:p>
          </table:table-cell>
          <table:table-cell table:style-name="ce1" table:formula="of:=[.$C$36]*[.G$38]/[.$A44]" office:value-type="float" office:value="100" calcext:value-type="float">
            <text:p>100</text:p>
          </table:table-cell>
          <table:table-cell table:style-name="ce1" table:formula="of:=[.$C$36]*[.H$38]/[.$A44]" office:value-type="float" office:value="114.285714285714" calcext:value-type="float">
            <text:p>114.285714285714</text:p>
          </table:table-cell>
          <table:table-cell table:style-name="ce1" table:formula="of:=[.$C$36]*[.I$38]/[.$A44]" office:value-type="float" office:value="128.571428571429" calcext:value-type="float">
            <text:p>128.571428571429</text:p>
          </table:table-cell>
          <table:table-cell table:style-name="ce1" table:formula="of:=[.$C$36]*[.J$38]/[.$A44]" office:value-type="float" office:value="142.857142857143" calcext:value-type="float">
            <text:p>142.857142857143</text:p>
          </table:table-cell>
          <table:table-cell table:style-name="ce1" table:formula="of:=[.$C$36]*[.K$38]/[.$A44]" office:value-type="float" office:value="157.142857142857" calcext:value-type="float">
            <text:p>157.142857142857</text:p>
          </table:table-cell>
          <table:table-cell table:style-name="ce1" table:formula="of:=[.$C$36]*[.L$38]/[.$A44]" office:value-type="float" office:value="171.428571428571" calcext:value-type="float">
            <text:p>171.428571428571</text:p>
          </table:table-cell>
          <table:table-cell table:style-name="ce1" table:formula="of:=[.$C$36]*[.M$38]/[.$A44]" office:value-type="float" office:value="185.714285714286" calcext:value-type="float">
            <text:p>185.714285714286</text:p>
          </table:table-cell>
          <table:table-cell table:style-name="ce1" table:formula="of:=[.$C$36]*[.N$38]/[.$A44]" office:value-type="float" office:value="200" calcext:value-type="float">
            <text:p>200</text:p>
          </table:table-cell>
          <table:table-cell table:style-name="ce1" table:formula="of:=[.$C$36]*[.O$38]/[.$A44]" office:value-type="float" office:value="214.285714285714" calcext:value-type="float">
            <text:p>214.285714285714</text:p>
          </table:table-cell>
          <table:table-cell table:style-name="ce1" table:formula="of:=[.$C$36]*[.P$38]/[.$A44]" office:value-type="float" office:value="228.571428571429" calcext:value-type="float">
            <text:p>228.571428571429</text:p>
          </table:table-cell>
          <table:table-cell table:style-name="ce1" table:formula="of:=[.$C$36]*[.Q$38]/[.$A44]" office:value-type="float" office:value="257.142857142857" calcext:value-type="float">
            <text:p>257.142857142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[.$C$36]*[.B$38]/[.$A45]" office:value-type="float" office:value="25" calcext:value-type="float">
            <text:p>25</text:p>
          </table:table-cell>
          <table:table-cell table:style-name="ce1" table:formula="of:=[.$C$36]*[.C$38]/[.$A45]" office:value-type="float" office:value="37.5" calcext:value-type="float">
            <text:p>37.5</text:p>
          </table:table-cell>
          <table:table-cell table:style-name="ce1" table:formula="of:=[.$C$36]*[.D$38]/[.$A45]" office:value-type="float" office:value="50" calcext:value-type="float">
            <text:p>50</text:p>
          </table:table-cell>
          <table:table-cell table:style-name="ce1" table:formula="of:=[.$C$36]*[.E$38]/[.$A45]" office:value-type="float" office:value="62.5" calcext:value-type="float">
            <text:p>62.5</text:p>
          </table:table-cell>
          <table:table-cell table:style-name="ce1" table:formula="of:=[.$C$36]*[.F$38]/[.$A45]" office:value-type="float" office:value="75" calcext:value-type="float">
            <text:p>75</text:p>
          </table:table-cell>
          <table:table-cell table:style-name="ce1" table:formula="of:=[.$C$36]*[.G$38]/[.$A45]" office:value-type="float" office:value="87.5" calcext:value-type="float">
            <text:p>87.5</text:p>
          </table:table-cell>
          <table:table-cell table:style-name="ce1" table:formula="of:=[.$C$36]*[.H$38]/[.$A45]" office:value-type="float" office:value="100" calcext:value-type="float">
            <text:p>100</text:p>
          </table:table-cell>
          <table:table-cell table:style-name="ce1" table:formula="of:=[.$C$36]*[.I$38]/[.$A45]" office:value-type="float" office:value="112.5" calcext:value-type="float">
            <text:p>112.5</text:p>
          </table:table-cell>
          <table:table-cell table:style-name="ce1" table:formula="of:=[.$C$36]*[.J$38]/[.$A45]" office:value-type="float" office:value="125" calcext:value-type="float">
            <text:p>125</text:p>
          </table:table-cell>
          <table:table-cell table:style-name="ce1" table:formula="of:=[.$C$36]*[.K$38]/[.$A45]" office:value-type="float" office:value="137.5" calcext:value-type="float">
            <text:p>137.5</text:p>
          </table:table-cell>
          <table:table-cell table:style-name="ce1" table:formula="of:=[.$C$36]*[.L$38]/[.$A45]" office:value-type="float" office:value="150" calcext:value-type="float">
            <text:p>150</text:p>
          </table:table-cell>
          <table:table-cell table:style-name="ce1" table:formula="of:=[.$C$36]*[.M$38]/[.$A45]" office:value-type="float" office:value="162.5" calcext:value-type="float">
            <text:p>162.5</text:p>
          </table:table-cell>
          <table:table-cell table:style-name="ce1" table:formula="of:=[.$C$36]*[.N$38]/[.$A45]" office:value-type="float" office:value="175" calcext:value-type="float">
            <text:p>175</text:p>
          </table:table-cell>
          <table:table-cell table:style-name="ce1" table:formula="of:=[.$C$36]*[.O$38]/[.$A45]" office:value-type="float" office:value="187.5" calcext:value-type="float">
            <text:p>187.5</text:p>
          </table:table-cell>
          <table:table-cell table:style-name="ce1" table:formula="of:=[.$C$36]*[.P$38]/[.$A45]" office:value-type="float" office:value="200" calcext:value-type="float">
            <text:p>200</text:p>
          </table:table-cell>
          <table:table-cell table:style-name="ce1" table:formula="of:=[.$C$36]*[.Q$38]/[.$A45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table:formula="of:=[.$C$36]*[.B$38]/[.$A46]" office:value-type="float" office:value="22.2222222222222" calcext:value-type="float">
            <text:p>22.2222222222222</text:p>
          </table:table-cell>
          <table:table-cell table:style-name="ce1" table:formula="of:=[.$C$36]*[.C$38]/[.$A46]" office:value-type="float" office:value="33.3333333333333" calcext:value-type="float">
            <text:p>33.3333333333333</text:p>
          </table:table-cell>
          <table:table-cell table:style-name="ce1" table:formula="of:=[.$C$36]*[.D$38]/[.$A46]" office:value-type="float" office:value="44.4444444444444" calcext:value-type="float">
            <text:p>44.4444444444444</text:p>
          </table:table-cell>
          <table:table-cell table:style-name="ce1" table:formula="of:=[.$C$36]*[.E$38]/[.$A46]" office:value-type="float" office:value="55.5555555555556" calcext:value-type="float">
            <text:p>55.5555555555556</text:p>
          </table:table-cell>
          <table:table-cell table:style-name="ce1" table:formula="of:=[.$C$36]*[.F$38]/[.$A46]" office:value-type="float" office:value="66.6666666666667" calcext:value-type="float">
            <text:p>66.6666666666667</text:p>
          </table:table-cell>
          <table:table-cell table:style-name="ce1" table:formula="of:=[.$C$36]*[.G$38]/[.$A46]" office:value-type="float" office:value="77.7777777777778" calcext:value-type="float">
            <text:p>77.7777777777778</text:p>
          </table:table-cell>
          <table:table-cell table:style-name="ce1" table:formula="of:=[.$C$36]*[.H$38]/[.$A46]" office:value-type="float" office:value="88.8888888888889" calcext:value-type="float">
            <text:p>88.8888888888889</text:p>
          </table:table-cell>
          <table:table-cell table:style-name="ce1" table:formula="of:=[.$C$36]*[.I$38]/[.$A46]" office:value-type="float" office:value="100" calcext:value-type="float">
            <text:p>100</text:p>
          </table:table-cell>
          <table:table-cell table:style-name="ce1" table:formula="of:=[.$C$36]*[.J$38]/[.$A46]" office:value-type="float" office:value="111.111111111111" calcext:value-type="float">
            <text:p>111.111111111111</text:p>
          </table:table-cell>
          <table:table-cell table:style-name="ce1" table:formula="of:=[.$C$36]*[.K$38]/[.$A46]" office:value-type="float" office:value="122.222222222222" calcext:value-type="float">
            <text:p>122.222222222222</text:p>
          </table:table-cell>
          <table:table-cell table:style-name="ce1" table:formula="of:=[.$C$36]*[.L$38]/[.$A46]" office:value-type="float" office:value="133.333333333333" calcext:value-type="float">
            <text:p>133.333333333333</text:p>
          </table:table-cell>
          <table:table-cell table:style-name="ce1" table:formula="of:=[.$C$36]*[.M$38]/[.$A46]" office:value-type="float" office:value="144.444444444444" calcext:value-type="float">
            <text:p>144.444444444444</text:p>
          </table:table-cell>
          <table:table-cell table:style-name="ce1" table:formula="of:=[.$C$36]*[.N$38]/[.$A46]" office:value-type="float" office:value="155.555555555556" calcext:value-type="float">
            <text:p>155.555555555556</text:p>
          </table:table-cell>
          <table:table-cell table:style-name="ce1" table:formula="of:=[.$C$36]*[.O$38]/[.$A46]" office:value-type="float" office:value="166.666666666667" calcext:value-type="float">
            <text:p>166.666666666667</text:p>
          </table:table-cell>
          <table:table-cell table:style-name="ce1" table:formula="of:=[.$C$36]*[.P$38]/[.$A46]" office:value-type="float" office:value="177.777777777778" calcext:value-type="float">
            <text:p>177.777777777778</text:p>
          </table:table-cell>
          <table:table-cell table:style-name="ce1" table:formula="of:=[.$C$36]*[.Q$38]/[.$A46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[.$C$36]*[.B$38]/[.$A47]" office:value-type="float" office:value="20" calcext:value-type="float">
            <text:p>20</text:p>
          </table:table-cell>
          <table:table-cell table:style-name="ce1" table:formula="of:=[.$C$36]*[.C$38]/[.$A47]" office:value-type="float" office:value="30" calcext:value-type="float">
            <text:p>30</text:p>
          </table:table-cell>
          <table:table-cell table:style-name="ce1" table:formula="of:=[.$C$36]*[.D$38]/[.$A47]" office:value-type="float" office:value="40" calcext:value-type="float">
            <text:p>40</text:p>
          </table:table-cell>
          <table:table-cell table:style-name="ce1" table:formula="of:=[.$C$36]*[.E$38]/[.$A47]" office:value-type="float" office:value="50" calcext:value-type="float">
            <text:p>50</text:p>
          </table:table-cell>
          <table:table-cell table:style-name="ce1" table:formula="of:=[.$C$36]*[.F$38]/[.$A47]" office:value-type="float" office:value="60" calcext:value-type="float">
            <text:p>60</text:p>
          </table:table-cell>
          <table:table-cell table:style-name="ce1" table:formula="of:=[.$C$36]*[.G$38]/[.$A47]" office:value-type="float" office:value="70" calcext:value-type="float">
            <text:p>70</text:p>
          </table:table-cell>
          <table:table-cell table:style-name="ce1" table:formula="of:=[.$C$36]*[.H$38]/[.$A47]" office:value-type="float" office:value="80" calcext:value-type="float">
            <text:p>80</text:p>
          </table:table-cell>
          <table:table-cell table:style-name="ce1" table:formula="of:=[.$C$36]*[.I$38]/[.$A47]" office:value-type="float" office:value="90" calcext:value-type="float">
            <text:p>90</text:p>
          </table:table-cell>
          <table:table-cell table:style-name="ce1" table:formula="of:=[.$C$36]*[.J$38]/[.$A47]" office:value-type="float" office:value="100" calcext:value-type="float">
            <text:p>100</text:p>
          </table:table-cell>
          <table:table-cell table:style-name="ce1" table:formula="of:=[.$C$36]*[.K$38]/[.$A47]" office:value-type="float" office:value="110" calcext:value-type="float">
            <text:p>110</text:p>
          </table:table-cell>
          <table:table-cell table:style-name="ce1" table:formula="of:=[.$C$36]*[.L$38]/[.$A47]" office:value-type="float" office:value="120" calcext:value-type="float">
            <text:p>120</text:p>
          </table:table-cell>
          <table:table-cell table:style-name="ce1" table:formula="of:=[.$C$36]*[.M$38]/[.$A47]" office:value-type="float" office:value="130" calcext:value-type="float">
            <text:p>130</text:p>
          </table:table-cell>
          <table:table-cell table:style-name="ce1" table:formula="of:=[.$C$36]*[.N$38]/[.$A47]" office:value-type="float" office:value="140" calcext:value-type="float">
            <text:p>140</text:p>
          </table:table-cell>
          <table:table-cell table:style-name="ce1" table:formula="of:=[.$C$36]*[.O$38]/[.$A47]" office:value-type="float" office:value="150" calcext:value-type="float">
            <text:p>150</text:p>
          </table:table-cell>
          <table:table-cell table:style-name="ce1" table:formula="of:=[.$C$36]*[.P$38]/[.$A47]" office:value-type="float" office:value="160" calcext:value-type="float">
            <text:p>160</text:p>
          </table:table-cell>
          <table:table-cell table:style-name="ce1" table:formula="of:=[.$C$36]*[.Q$38]/[.$A47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formula="of:=[.$C$36]*[.B$38]/[.$A48]" office:value-type="float" office:value="18.1818181818182" calcext:value-type="float">
            <text:p>18.1818181818182</text:p>
          </table:table-cell>
          <table:table-cell table:style-name="ce1" table:formula="of:=[.$C$36]*[.C$38]/[.$A48]" office:value-type="float" office:value="27.2727272727273" calcext:value-type="float">
            <text:p>27.2727272727273</text:p>
          </table:table-cell>
          <table:table-cell table:style-name="ce1" table:formula="of:=[.$C$36]*[.D$38]/[.$A48]" office:value-type="float" office:value="36.3636363636364" calcext:value-type="float">
            <text:p>36.3636363636364</text:p>
          </table:table-cell>
          <table:table-cell table:style-name="ce1" table:formula="of:=[.$C$36]*[.E$38]/[.$A48]" office:value-type="float" office:value="45.4545454545455" calcext:value-type="float">
            <text:p>45.4545454545455</text:p>
          </table:table-cell>
          <table:table-cell table:style-name="ce1" table:formula="of:=[.$C$36]*[.F$38]/[.$A48]" office:value-type="float" office:value="54.5454545454546" calcext:value-type="float">
            <text:p>54.5454545454546</text:p>
          </table:table-cell>
          <table:table-cell table:style-name="ce1" table:formula="of:=[.$C$36]*[.G$38]/[.$A48]" office:value-type="float" office:value="63.6363636363636" calcext:value-type="float">
            <text:p>63.6363636363636</text:p>
          </table:table-cell>
          <table:table-cell table:style-name="ce1" table:formula="of:=[.$C$36]*[.H$38]/[.$A48]" office:value-type="float" office:value="72.7272727272727" calcext:value-type="float">
            <text:p>72.7272727272727</text:p>
          </table:table-cell>
          <table:table-cell table:style-name="ce1" table:formula="of:=[.$C$36]*[.I$38]/[.$A48]" office:value-type="float" office:value="81.8181818181818" calcext:value-type="float">
            <text:p>81.8181818181818</text:p>
          </table:table-cell>
          <table:table-cell table:style-name="ce1" table:formula="of:=[.$C$36]*[.J$38]/[.$A48]" office:value-type="float" office:value="90.9090909090909" calcext:value-type="float">
            <text:p>90.9090909090909</text:p>
          </table:table-cell>
          <table:table-cell table:style-name="ce1" table:formula="of:=[.$C$36]*[.K$38]/[.$A48]" office:value-type="float" office:value="100" calcext:value-type="float">
            <text:p>100</text:p>
          </table:table-cell>
          <table:table-cell table:style-name="ce1" table:formula="of:=[.$C$36]*[.L$38]/[.$A48]" office:value-type="float" office:value="109.090909090909" calcext:value-type="float">
            <text:p>109.090909090909</text:p>
          </table:table-cell>
          <table:table-cell table:style-name="ce1" table:formula="of:=[.$C$36]*[.M$38]/[.$A48]" office:value-type="float" office:value="118.181818181818" calcext:value-type="float">
            <text:p>118.181818181818</text:p>
          </table:table-cell>
          <table:table-cell table:style-name="ce1" table:formula="of:=[.$C$36]*[.N$38]/[.$A48]" office:value-type="float" office:value="127.272727272727" calcext:value-type="float">
            <text:p>127.272727272727</text:p>
          </table:table-cell>
          <table:table-cell table:style-name="ce1" table:formula="of:=[.$C$36]*[.O$38]/[.$A48]" office:value-type="float" office:value="136.363636363636" calcext:value-type="float">
            <text:p>136.363636363636</text:p>
          </table:table-cell>
          <table:table-cell table:style-name="ce1" table:formula="of:=[.$C$36]*[.P$38]/[.$A48]" office:value-type="float" office:value="145.454545454545" calcext:value-type="float">
            <text:p>145.454545454545</text:p>
          </table:table-cell>
          <table:table-cell table:style-name="ce1" table:formula="of:=[.$C$36]*[.Q$38]/[.$A48]" office:value-type="float" office:value="163.636363636364" calcext:value-type="float">
            <text:p>163.6363636363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[.$C$36]*[.B$38]/[.$A49]" office:value-type="float" office:value="16.6666666666667" calcext:value-type="float">
            <text:p>16.6666666666667</text:p>
          </table:table-cell>
          <table:table-cell table:style-name="ce1" table:formula="of:=[.$C$36]*[.C$38]/[.$A49]" office:value-type="float" office:value="25" calcext:value-type="float">
            <text:p>25</text:p>
          </table:table-cell>
          <table:table-cell table:style-name="ce1" table:formula="of:=[.$C$36]*[.D$38]/[.$A49]" office:value-type="float" office:value="33.3333333333333" calcext:value-type="float">
            <text:p>33.3333333333333</text:p>
          </table:table-cell>
          <table:table-cell table:style-name="ce1" table:formula="of:=[.$C$36]*[.E$38]/[.$A49]" office:value-type="float" office:value="41.6666666666667" calcext:value-type="float">
            <text:p>41.6666666666667</text:p>
          </table:table-cell>
          <table:table-cell table:style-name="ce1" table:formula="of:=[.$C$36]*[.F$38]/[.$A49]" office:value-type="float" office:value="50" calcext:value-type="float">
            <text:p>50</text:p>
          </table:table-cell>
          <table:table-cell table:style-name="ce1" table:formula="of:=[.$C$36]*[.G$38]/[.$A49]" office:value-type="float" office:value="58.3333333333333" calcext:value-type="float">
            <text:p>58.3333333333333</text:p>
          </table:table-cell>
          <table:table-cell table:style-name="ce1" table:formula="of:=[.$C$36]*[.H$38]/[.$A49]" office:value-type="float" office:value="66.6666666666667" calcext:value-type="float">
            <text:p>66.6666666666667</text:p>
          </table:table-cell>
          <table:table-cell table:style-name="ce1" table:formula="of:=[.$C$36]*[.I$38]/[.$A49]" office:value-type="float" office:value="75" calcext:value-type="float">
            <text:p>75</text:p>
          </table:table-cell>
          <table:table-cell table:style-name="ce1" table:formula="of:=[.$C$36]*[.J$38]/[.$A49]" office:value-type="float" office:value="83.3333333333333" calcext:value-type="float">
            <text:p>83.3333333333333</text:p>
          </table:table-cell>
          <table:table-cell table:style-name="ce1" table:formula="of:=[.$C$36]*[.K$38]/[.$A49]" office:value-type="float" office:value="91.6666666666667" calcext:value-type="float">
            <text:p>91.6666666666667</text:p>
          </table:table-cell>
          <table:table-cell table:style-name="ce1" table:formula="of:=[.$C$36]*[.L$38]/[.$A49]" office:value-type="float" office:value="100" calcext:value-type="float">
            <text:p>100</text:p>
          </table:table-cell>
          <table:table-cell table:style-name="ce1" table:formula="of:=[.$C$36]*[.M$38]/[.$A49]" office:value-type="float" office:value="108.333333333333" calcext:value-type="float">
            <text:p>108.333333333333</text:p>
          </table:table-cell>
          <table:table-cell table:style-name="ce1" table:formula="of:=[.$C$36]*[.N$38]/[.$A49]" office:value-type="float" office:value="116.666666666667" calcext:value-type="float">
            <text:p>116.666666666667</text:p>
          </table:table-cell>
          <table:table-cell table:style-name="ce1" table:formula="of:=[.$C$36]*[.O$38]/[.$A49]" office:value-type="float" office:value="125" calcext:value-type="float">
            <text:p>125</text:p>
          </table:table-cell>
          <table:table-cell table:style-name="ce1" table:formula="of:=[.$C$36]*[.P$38]/[.$A49]" office:value-type="float" office:value="133.333333333333" calcext:value-type="float">
            <text:p>133.333333333333</text:p>
          </table:table-cell>
          <table:table-cell table:style-name="ce1" table:formula="of:=[.$C$36]*[.Q$38]/[.$A49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table:formula="of:=[.$C$36]*[.B$38]/[.$A50]" office:value-type="float" office:value="15.3846153846154" calcext:value-type="float">
            <text:p>15.3846153846154</text:p>
          </table:table-cell>
          <table:table-cell table:style-name="ce1" table:formula="of:=[.$C$36]*[.C$38]/[.$A50]" office:value-type="float" office:value="23.0769230769231" calcext:value-type="float">
            <text:p>23.0769230769231</text:p>
          </table:table-cell>
          <table:table-cell table:style-name="ce1" table:formula="of:=[.$C$36]*[.D$38]/[.$A50]" office:value-type="float" office:value="30.7692307692308" calcext:value-type="float">
            <text:p>30.7692307692308</text:p>
          </table:table-cell>
          <table:table-cell table:style-name="ce1" table:formula="of:=[.$C$36]*[.E$38]/[.$A50]" office:value-type="float" office:value="38.4615384615385" calcext:value-type="float">
            <text:p>38.4615384615385</text:p>
          </table:table-cell>
          <table:table-cell table:style-name="ce1" table:formula="of:=[.$C$36]*[.F$38]/[.$A50]" office:value-type="float" office:value="46.1538461538462" calcext:value-type="float">
            <text:p>46.1538461538462</text:p>
          </table:table-cell>
          <table:table-cell table:style-name="ce1" table:formula="of:=[.$C$36]*[.G$38]/[.$A50]" office:value-type="float" office:value="53.8461538461539" calcext:value-type="float">
            <text:p>53.8461538461539</text:p>
          </table:table-cell>
          <table:table-cell table:style-name="ce1" table:formula="of:=[.$C$36]*[.H$38]/[.$A50]" office:value-type="float" office:value="61.5384615384615" calcext:value-type="float">
            <text:p>61.5384615384615</text:p>
          </table:table-cell>
          <table:table-cell table:style-name="ce1" table:formula="of:=[.$C$36]*[.I$38]/[.$A50]" office:value-type="float" office:value="69.2307692307692" calcext:value-type="float">
            <text:p>69.2307692307692</text:p>
          </table:table-cell>
          <table:table-cell table:style-name="ce1" table:formula="of:=[.$C$36]*[.J$38]/[.$A50]" office:value-type="float" office:value="76.9230769230769" calcext:value-type="float">
            <text:p>76.9230769230769</text:p>
          </table:table-cell>
          <table:table-cell table:style-name="ce1" table:formula="of:=[.$C$36]*[.K$38]/[.$A50]" office:value-type="float" office:value="84.6153846153846" calcext:value-type="float">
            <text:p>84.6153846153846</text:p>
          </table:table-cell>
          <table:table-cell table:style-name="ce1" table:formula="of:=[.$C$36]*[.L$38]/[.$A50]" office:value-type="float" office:value="92.3076923076923" calcext:value-type="float">
            <text:p>92.3076923076923</text:p>
          </table:table-cell>
          <table:table-cell table:style-name="ce1" table:formula="of:=[.$C$36]*[.M$38]/[.$A50]" office:value-type="float" office:value="100" calcext:value-type="float">
            <text:p>100</text:p>
          </table:table-cell>
          <table:table-cell table:style-name="ce1" table:formula="of:=[.$C$36]*[.N$38]/[.$A50]" office:value-type="float" office:value="107.692307692308" calcext:value-type="float">
            <text:p>107.692307692308</text:p>
          </table:table-cell>
          <table:table-cell table:style-name="ce1" table:formula="of:=[.$C$36]*[.O$38]/[.$A50]" office:value-type="float" office:value="115.384615384615" calcext:value-type="float">
            <text:p>115.384615384615</text:p>
          </table:table-cell>
          <table:table-cell table:style-name="ce1" table:formula="of:=[.$C$36]*[.P$38]/[.$A50]" office:value-type="float" office:value="123.076923076923" calcext:value-type="float">
            <text:p>123.076923076923</text:p>
          </table:table-cell>
          <table:table-cell table:style-name="ce1" table:formula="of:=[.$C$36]*[.Q$38]/[.$A50]" office:value-type="float" office:value="138.461538461538" calcext:value-type="float">
            <text:p>138.4615384615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formula="of:=[.$C$36]*[.B$38]/[.$A51]" office:value-type="float" office:value="14.2857142857143" calcext:value-type="float">
            <text:p>14.2857142857143</text:p>
          </table:table-cell>
          <table:table-cell table:style-name="ce1" table:formula="of:=[.$C$36]*[.C$38]/[.$A51]" office:value-type="float" office:value="21.4285714285714" calcext:value-type="float">
            <text:p>21.4285714285714</text:p>
          </table:table-cell>
          <table:table-cell table:style-name="ce1" table:formula="of:=[.$C$36]*[.D$38]/[.$A51]" office:value-type="float" office:value="28.5714285714286" calcext:value-type="float">
            <text:p>28.5714285714286</text:p>
          </table:table-cell>
          <table:table-cell table:style-name="ce1" table:formula="of:=[.$C$36]*[.E$38]/[.$A51]" office:value-type="float" office:value="35.7142857142857" calcext:value-type="float">
            <text:p>35.7142857142857</text:p>
          </table:table-cell>
          <table:table-cell table:style-name="ce1" table:formula="of:=[.$C$36]*[.F$38]/[.$A51]" office:value-type="float" office:value="42.8571428571429" calcext:value-type="float">
            <text:p>42.8571428571429</text:p>
          </table:table-cell>
          <table:table-cell table:style-name="ce1" table:formula="of:=[.$C$36]*[.G$38]/[.$A51]" office:value-type="float" office:value="50" calcext:value-type="float">
            <text:p>50</text:p>
          </table:table-cell>
          <table:table-cell table:style-name="ce1" table:formula="of:=[.$C$36]*[.H$38]/[.$A51]" office:value-type="float" office:value="57.1428571428571" calcext:value-type="float">
            <text:p>57.1428571428571</text:p>
          </table:table-cell>
          <table:table-cell table:style-name="ce1" table:formula="of:=[.$C$36]*[.I$38]/[.$A51]" office:value-type="float" office:value="64.2857142857143" calcext:value-type="float">
            <text:p>64.2857142857143</text:p>
          </table:table-cell>
          <table:table-cell table:style-name="ce1" table:formula="of:=[.$C$36]*[.J$38]/[.$A51]" office:value-type="float" office:value="71.4285714285714" calcext:value-type="float">
            <text:p>71.4285714285714</text:p>
          </table:table-cell>
          <table:table-cell table:style-name="ce1" table:formula="of:=[.$C$36]*[.K$38]/[.$A51]" office:value-type="float" office:value="78.5714285714286" calcext:value-type="float">
            <text:p>78.5714285714286</text:p>
          </table:table-cell>
          <table:table-cell table:style-name="ce1" table:formula="of:=[.$C$36]*[.L$38]/[.$A51]" office:value-type="float" office:value="85.7142857142857" calcext:value-type="float">
            <text:p>85.7142857142857</text:p>
          </table:table-cell>
          <table:table-cell table:style-name="ce1" table:formula="of:=[.$C$36]*[.M$38]/[.$A51]" office:value-type="float" office:value="92.8571428571429" calcext:value-type="float">
            <text:p>92.8571428571429</text:p>
          </table:table-cell>
          <table:table-cell table:style-name="ce1" table:formula="of:=[.$C$36]*[.N$38]/[.$A51]" office:value-type="float" office:value="100" calcext:value-type="float">
            <text:p>100</text:p>
          </table:table-cell>
          <table:table-cell table:style-name="ce1" table:formula="of:=[.$C$36]*[.O$38]/[.$A51]" office:value-type="float" office:value="107.142857142857" calcext:value-type="float">
            <text:p>107.142857142857</text:p>
          </table:table-cell>
          <table:table-cell table:style-name="ce1" table:formula="of:=[.$C$36]*[.P$38]/[.$A51]" office:value-type="float" office:value="114.285714285714" calcext:value-type="float">
            <text:p>114.285714285714</text:p>
          </table:table-cell>
          <table:table-cell table:style-name="ce1" table:formula="of:=[.$C$36]*[.Q$38]/[.$A51]" office:value-type="float" office:value="128.571428571429" calcext:value-type="float">
            <text:p>128.571428571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[.$C$36]*[.B$38]/[.$A52]" office:value-type="float" office:value="13.3333333333333" calcext:value-type="float">
            <text:p>13.3333333333333</text:p>
          </table:table-cell>
          <table:table-cell table:style-name="ce1" table:formula="of:=[.$C$36]*[.C$38]/[.$A52]" office:value-type="float" office:value="20" calcext:value-type="float">
            <text:p>20</text:p>
          </table:table-cell>
          <table:table-cell table:style-name="ce1" table:formula="of:=[.$C$36]*[.D$38]/[.$A52]" office:value-type="float" office:value="26.6666666666667" calcext:value-type="float">
            <text:p>26.6666666666667</text:p>
          </table:table-cell>
          <table:table-cell table:style-name="ce1" table:formula="of:=[.$C$36]*[.E$38]/[.$A52]" office:value-type="float" office:value="33.3333333333333" calcext:value-type="float">
            <text:p>33.3333333333333</text:p>
          </table:table-cell>
          <table:table-cell table:style-name="ce1" table:formula="of:=[.$C$36]*[.F$38]/[.$A52]" office:value-type="float" office:value="40" calcext:value-type="float">
            <text:p>40</text:p>
          </table:table-cell>
          <table:table-cell table:style-name="ce1" table:formula="of:=[.$C$36]*[.G$38]/[.$A52]" office:value-type="float" office:value="46.6666666666667" calcext:value-type="float">
            <text:p>46.6666666666667</text:p>
          </table:table-cell>
          <table:table-cell table:style-name="ce1" table:formula="of:=[.$C$36]*[.H$38]/[.$A52]" office:value-type="float" office:value="53.3333333333333" calcext:value-type="float">
            <text:p>53.3333333333333</text:p>
          </table:table-cell>
          <table:table-cell table:style-name="ce1" table:formula="of:=[.$C$36]*[.I$38]/[.$A52]" office:value-type="float" office:value="60" calcext:value-type="float">
            <text:p>60</text:p>
          </table:table-cell>
          <table:table-cell table:style-name="ce1" table:formula="of:=[.$C$36]*[.J$38]/[.$A52]" office:value-type="float" office:value="66.6666666666667" calcext:value-type="float">
            <text:p>66.6666666666667</text:p>
          </table:table-cell>
          <table:table-cell table:style-name="ce1" table:formula="of:=[.$C$36]*[.K$38]/[.$A52]" office:value-type="float" office:value="73.3333333333333" calcext:value-type="float">
            <text:p>73.3333333333333</text:p>
          </table:table-cell>
          <table:table-cell table:style-name="ce1" table:formula="of:=[.$C$36]*[.L$38]/[.$A52]" office:value-type="float" office:value="80" calcext:value-type="float">
            <text:p>80</text:p>
          </table:table-cell>
          <table:table-cell table:style-name="ce1" table:formula="of:=[.$C$36]*[.M$38]/[.$A52]" office:value-type="float" office:value="86.6666666666667" calcext:value-type="float">
            <text:p>86.6666666666667</text:p>
          </table:table-cell>
          <table:table-cell table:style-name="ce1" table:formula="of:=[.$C$36]*[.N$38]/[.$A52]" office:value-type="float" office:value="93.3333333333333" calcext:value-type="float">
            <text:p>93.3333333333333</text:p>
          </table:table-cell>
          <table:table-cell table:style-name="ce1" table:formula="of:=[.$C$36]*[.O$38]/[.$A52]" office:value-type="float" office:value="100" calcext:value-type="float">
            <text:p>100</text:p>
          </table:table-cell>
          <table:table-cell table:style-name="ce1" table:formula="of:=[.$C$36]*[.P$38]/[.$A52]" office:value-type="float" office:value="106.666666666667" calcext:value-type="float">
            <text:p>106.666666666667</text:p>
          </table:table-cell>
          <table:table-cell table:style-name="ce1" table:formula="of:=[.$C$36]*[.Q$38]/[.$A52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[.$C$36]*[.B$38]/[.$A53]" office:value-type="float" office:value="12.5" calcext:value-type="float">
            <text:p>12.5</text:p>
          </table:table-cell>
          <table:table-cell table:style-name="ce1" table:formula="of:=[.$C$36]*[.C$38]/[.$A53]" office:value-type="float" office:value="18.75" calcext:value-type="float">
            <text:p>18.75</text:p>
          </table:table-cell>
          <table:table-cell table:style-name="ce1" table:formula="of:=[.$C$36]*[.D$38]/[.$A53]" office:value-type="float" office:value="25" calcext:value-type="float">
            <text:p>25</text:p>
          </table:table-cell>
          <table:table-cell table:style-name="ce1" table:formula="of:=[.$C$36]*[.E$38]/[.$A53]" office:value-type="float" office:value="31.25" calcext:value-type="float">
            <text:p>31.25</text:p>
          </table:table-cell>
          <table:table-cell table:style-name="ce1" table:formula="of:=[.$C$36]*[.F$38]/[.$A53]" office:value-type="float" office:value="37.5" calcext:value-type="float">
            <text:p>37.5</text:p>
          </table:table-cell>
          <table:table-cell table:style-name="ce1" table:formula="of:=[.$C$36]*[.G$38]/[.$A53]" office:value-type="float" office:value="43.75" calcext:value-type="float">
            <text:p>43.75</text:p>
          </table:table-cell>
          <table:table-cell table:style-name="ce1" table:formula="of:=[.$C$36]*[.H$38]/[.$A53]" office:value-type="float" office:value="50" calcext:value-type="float">
            <text:p>50</text:p>
          </table:table-cell>
          <table:table-cell table:style-name="ce1" table:formula="of:=[.$C$36]*[.I$38]/[.$A53]" office:value-type="float" office:value="56.25" calcext:value-type="float">
            <text:p>56.25</text:p>
          </table:table-cell>
          <table:table-cell table:style-name="ce1" table:formula="of:=[.$C$36]*[.J$38]/[.$A53]" office:value-type="float" office:value="62.5" calcext:value-type="float">
            <text:p>62.5</text:p>
          </table:table-cell>
          <table:table-cell table:style-name="ce1" table:formula="of:=[.$C$36]*[.K$38]/[.$A53]" office:value-type="float" office:value="68.75" calcext:value-type="float">
            <text:p>68.75</text:p>
          </table:table-cell>
          <table:table-cell table:style-name="ce1" table:formula="of:=[.$C$36]*[.L$38]/[.$A53]" office:value-type="float" office:value="75" calcext:value-type="float">
            <text:p>75</text:p>
          </table:table-cell>
          <table:table-cell table:style-name="ce1" table:formula="of:=[.$C$36]*[.M$38]/[.$A53]" office:value-type="float" office:value="81.25" calcext:value-type="float">
            <text:p>81.25</text:p>
          </table:table-cell>
          <table:table-cell table:style-name="ce1" table:formula="of:=[.$C$36]*[.N$38]/[.$A53]" office:value-type="float" office:value="87.5" calcext:value-type="float">
            <text:p>87.5</text:p>
          </table:table-cell>
          <table:table-cell table:style-name="ce1" table:formula="of:=[.$C$36]*[.O$38]/[.$A53]" office:value-type="float" office:value="93.75" calcext:value-type="float">
            <text:p>93.75</text:p>
          </table:table-cell>
          <table:table-cell table:style-name="ce1" table:formula="of:=[.$C$36]*[.P$38]/[.$A53]" office:value-type="float" office:value="100" calcext:value-type="float">
            <text:p>100</text:p>
          </table:table-cell>
          <table:table-cell table:style-name="ce1" table:formula="of:=[.$C$36]*[.Q$38]/[.$A53]" office:value-type="float" office:value="112.5" calcext:value-type="float">
            <text:p>112.5</text:p>
          </table:table-cell>
        </table:table-row>
        <calcext:conditional-formats>
          <calcext:conditional-format calcext:target-range-address="Sheet1.B39:Sheet1.Q53">
            <calcext:condition calcext:apply-style-name="Good" calcext:value="between(140,150)" calcext:base-cell-address="Sheet1.B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02:07:12.828775417</meta:creation-date>
    <dc:date>2024-07-17T02:35:04.378542862</dc:date>
    <meta:editing-duration>PT26M39S</meta:editing-duration>
    <meta:editing-cycles>5</meta:editing-cycles>
    <meta:generator>LibreOffice/7.3.7.2$Linux_X86_64 LibreOffice_project/30$Build-2</meta:generator>
    <meta:document-statistic meta:table-count="1" meta:cell-count="575" meta:object-count="0"/>
  </office:meta>
</office:document-meta>
</file>